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left"/>
    </style:style>
    <style:style style:name="Table2.A" style:family="table-column">
      <style:table-column-properties style:column-width="4.27cm"/>
    </style:style>
    <style:style style:name="Table2.B" style:family="table-column">
      <style:table-column-properties style:column-width="12.728cm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.B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4.66cm"/>
    </style:style>
    <style:style style:name="Table1.B" style:family="table-column">
      <style:table-column-properties style:column-width="2.028cm"/>
    </style:style>
    <style:style style:name="Table1.C" style:family="table-column">
      <style:table-column-properties style:column-width="10.31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10.232cm"/>
    </style:style>
    <style:style style:name="Table3.B" style:family="table-column">
      <style:table-column-properties style:column-width="2.422cm"/>
    </style:style>
    <style:style style:name="Table3.C" style:family="table-column">
      <style:table-column-properties style:column-width="4.344cm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List_20_Contents">
      <style:paragraph-properties fo:margin-left="0cm" fo:margin-right="0cm" fo:text-indent="0cm" style:auto-text-indent="false"/>
    </style:style>
    <style:style style:name="P9" style:family="paragraph" style:parent-style-name="List_20_Contents">
      <style:paragraph-properties fo:margin-left="0cm" fo:margin-right="0cm" fo:text-indent="0cm" style:auto-text-indent="false" fo:break-before="pag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Preformatted_20_Text">
      <style:paragraph-properties fo:margin-top="0cm" fo:margin-bottom="0.499cm"/>
    </style:style>
    <style:style style:name="P14" style:family="paragraph" style:parent-style-name="List_20_Heading">
      <style:paragraph-properties fo:text-align="start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Strong_20_Emphasis">7) Catálogo do Sistema</text:span></text:p>
      <text:p text:style-name="P4"><text:span text:style-name="Strong_20_Emphasis"><text:line-break/>7</text:span><text:span text:style-name="Strong_20_Emphasis"><text:span text:style-name="T2">.1) Tabelas de Sistema<text:line-break/>7.2) Informações sobre as tabelas de sistema<text:line-break/>7.3) Exemplos práticos<text:line-break/></text:span></text:span></text:p>
      <text:p text:style-name="P4"><text:span text:style-name="Strong_20_Emphasis"><text:span text:style-name="T2">Todo SGBD precisa ter seu catálogo de sistema (metadados, dicionário de dados), onde armazena pelo menos:</text:span></text:span></text:p>
      <text:p text:style-name="P4"><text:span text:style-name="Strong_20_Emphasis"><text:span text:style-name="T2">- Nomes das tabelas<text:line-break/>- Nomes dos campos<text:line-break/>- Tipos de dados de cada campo<text:line-break/>- As constraints<text:line-break/>- Informações sobre os índices<text:line-break/>- Privilégios de acesso dos elementos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O Catálogo de sistema está disponível no PostgreSQL desde a versão 7.4.</text:span></text:span><text:span text:style-name="Strong_20_Emphasis"><text:line-break/><text:line-break/>7.1) Tabelas de Sistema do PostgreSQL 8.3</text:span></text:p>
      <text:p text:style-name="P14"><text:a xlink:type="simple" xlink:href="http://www.postgresql.org/docs/8.3/interactive/catalog-pg-aggregate.html"><text:span text:style-name="Teletype"><text:span text:style-name="T2"/></text:span></text:a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talog Name</text:p>
            </table:table-cell>
            <table:table-cell table:style-name="Table2.B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2" office:value-type="string">
            <text:p text:style-name="Table_20_Contents"><text:a xlink:type="simple" xlink:href="http://www.postgresql.org/docs/8.3/interactive/catalog-pg-aggregate.html"><text:span text:style-name="Teletype">pg_aggregate</text:span></text:a></text:p>
          </table:table-cell>
          <table:table-cell table:style-name="Table2.B2" office:value-type="string">
            <text:p text:style-name="Table_20_Contents">aggregate func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.html"><text:span text:style-name="Teletype">pg_am</text:span></text:a></text:p>
          </table:table-cell>
          <table:table-cell table:style-name="Table2.B2" office:value-type="string">
            <text:p text:style-name="Table_20_Contents">index access method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op.html"><text:span text:style-name="Teletype">pg_amop</text:span></text:a></text:p>
          </table:table-cell>
          <table:table-cell table:style-name="Table2.B2" office:value-type="string">
            <text:p text:style-name="Table_20_Contents">access method operato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proc.html"><text:span text:style-name="Teletype">pg_amproc</text:span></text:a></text:p>
          </table:table-cell>
          <table:table-cell table:style-name="Table2.B2" office:value-type="string">
            <text:p text:style-name="Table_20_Contents">access method support procedur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ttrdef.html"><text:span text:style-name="Teletype">pg_attrdef</text:span></text:a></text:p>
          </table:table-cell>
          <table:table-cell table:style-name="Table2.B2" office:value-type="string">
            <text:p text:style-name="Table_20_Contents">column default valu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ttribute.html"><text:span text:style-name="Teletype">pg_attribute</text:span></text:a></text:p>
          </table:table-cell>
          <table:table-cell table:style-name="Table2.B2" office:value-type="string">
            <text:p text:style-name="Table_20_Contents">table columns ("attributes"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hid.html"><text:span text:style-name="Teletype">pg_authid</text:span></text:a></text:p>
          </table:table-cell>
          <table:table-cell table:style-name="Table2.B2" office:value-type="string">
            <text:p text:style-name="Table_20_Contents">authorization identifiers (roles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h-members.html"><text:span text:style-name="Teletype">pg_auth_members</text:span></text:a></text:p>
          </table:table-cell>
          <table:table-cell table:style-name="Table2.B2" office:value-type="string">
            <text:p text:style-name="Table_20_Contents">authorization identifier membership relationship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ovacuum.html"><text:span text:style-name="Teletype">pg_autovacuum</text:span></text:a></text:p>
          </table:table-cell>
          <table:table-cell table:style-name="Table2.B2" office:value-type="string">
            <text:p text:style-name="Table_20_Contents">per-relation autovacuum configuration paramet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ast.html"><text:span text:style-name="Teletype">pg_cast</text:span></text:a></text:p>
          </table:table-cell>
          <table:table-cell table:style-name="Table2.B2" office:value-type="string">
            <text:p text:style-name="Table_20_Contents">casts (data type conversions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lass.html"><text:span text:style-name="Teletype">pg_class</text:span></text:a></text:p>
          </table:table-cell>
          <table:table-cell table:style-name="Table2.B2" office:value-type="string">
            <text:p text:style-name="Table_20_Contents">tables, indexes, sequences, views ("relations"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onstraint.html"><text:span text:style-name="Teletype">pg_constraint</text:span></text:a></text:p>
          </table:table-cell>
          <table:table-cell table:style-name="Table2.B2" office:value-type="string">
            <text:p text:style-name="Table_20_Contents">check constraints, unique constraints, primary key constraints, foreign key constrain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onversion.html"><text:span text:style-name="Teletype">pg_conversion</text:span></text:a></text:p>
          </table:table-cell>
          <table:table-cell table:style-name="Table2.B2" office:value-type="string">
            <text:p text:style-name="Table_20_Contents">encoding conversion information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atabase.html"><text:span text:style-name="Teletype">pg_database</text:span></text:a></text:p>
          </table:table-cell>
          <table:table-cell table:style-name="Table2.B2" office:value-type="string">
            <text:p text:style-name="Table_20_Contents">databases within this database cluster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epend.html"><text:span text:style-name="Teletype">pg_depend</text:span></text:a></text:p>
          </table:table-cell>
          <table:table-cell table:style-name="Table2.B2" office:value-type="string">
            <text:p text:style-name="Table_20_Contents">dependencies between database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escription.html"><text:span text:style-name="Teletype">pg_description</text:span></text:a></text:p>
          </table:table-cell>
          <table:table-cell table:style-name="Table2.B2" office:value-type="string">
            <text:p text:style-name="Table_20_Contents">descriptions or comments on database objects</text:p>
          </table:table-cell>
        </table:table-row>
        <text:soft-page-break/>
        <table:table-row>
          <table:table-cell table:style-name="Table2.A2" office:value-type="string">
            <text:p text:style-name="Table_20_Contents"><text:a xlink:type="simple" xlink:href="http://www.postgresql.org/docs/8.3/interactive/catalog-pg-enum.html"><text:span text:style-name="Teletype">pg_enum</text:span></text:a></text:p>
          </table:table-cell>
          <table:table-cell table:style-name="Table2.B2" office:value-type="string">
            <text:p text:style-name="Table_20_Contents">enum label and value defini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index.html"><text:span text:style-name="Teletype">pg_index</text:span></text:a></text:p>
          </table:table-cell>
          <table:table-cell table:style-name="Table2.B2" office:value-type="string">
            <text:p text:style-name="Table_20_Contents">additional index information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inherits.html"><text:span text:style-name="Teletype">pg_inherits</text:span></text:a></text:p>
          </table:table-cell>
          <table:table-cell table:style-name="Table2.B2" office:value-type="string">
            <text:p text:style-name="Table_20_Contents">table inheritance hierarchy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anguage.html"><text:span text:style-name="Teletype">pg_language</text:span></text:a></text:p>
          </table:table-cell>
          <table:table-cell table:style-name="Table2.B2" office:value-type="string">
            <text:p text:style-name="Table_20_Contents">languages for writing func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argeobject.html"><text:span text:style-name="Teletype">pg_largeobject</text:span></text:a></text:p>
          </table:table-cell>
          <table:table-cell table:style-name="Table2.B2" office:value-type="string">
            <text:p text:style-name="Table_20_Contents">large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istener.html"><text:span text:style-name="Teletype">pg_listener</text:span></text:a></text:p>
          </table:table-cell>
          <table:table-cell table:style-name="Table2.B2" office:value-type="string">
            <text:p text:style-name="Table_20_Contents">asynchronous notification support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namespace.html"><text:span text:style-name="Teletype">pg_namespace</text:span></text:a></text:p>
          </table:table-cell>
          <table:table-cell table:style-name="Table2.B2" office:value-type="string">
            <text:p text:style-name="Table_20_Contents">schema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class.html"><text:span text:style-name="Teletype">pg_opclass</text:span></text:a></text:p>
          </table:table-cell>
          <table:table-cell table:style-name="Table2.B2" office:value-type="string">
            <text:p text:style-name="Table_20_Contents">access method operator class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erator.html"><text:span text:style-name="Teletype">pg_operator</text:span></text:a></text:p>
          </table:table-cell>
          <table:table-cell table:style-name="Table2.B2" office:value-type="string">
            <text:p text:style-name="Table_20_Contents">operato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family.html"><text:span text:style-name="Teletype">pg_opfamily</text:span></text:a></text:p>
          </table:table-cell>
          <table:table-cell table:style-name="Table2.B2" office:value-type="string">
            <text:p text:style-name="Table_20_Contents">access method operator famili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pltemplate.html"><text:span text:style-name="Teletype">pg_pltemplate</text:span></text:a></text:p>
          </table:table-cell>
          <table:table-cell table:style-name="Table2.B2" office:value-type="string">
            <text:p text:style-name="Table_20_Contents">template data for procedural languag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proc.html"><text:span text:style-name="Teletype">pg_proc</text:span></text:a></text:p>
          </table:table-cell>
          <table:table-cell table:style-name="Table2.B2" office:value-type="string">
            <text:p text:style-name="Table_20_Contents">functions and procedur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rewrite.html"><text:span text:style-name="Teletype">pg_rewrite</text:span></text:a></text:p>
          </table:table-cell>
          <table:table-cell table:style-name="Table2.B2" office:value-type="string">
            <text:p text:style-name="Table_20_Contents">query rewrite rul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hdepend.html"><text:span text:style-name="Teletype">pg_shdepend</text:span></text:a></text:p>
          </table:table-cell>
          <table:table-cell table:style-name="Table2.B2" office:value-type="string">
            <text:p text:style-name="Table_20_Contents">dependencies on shared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hdescription.html"><text:span text:style-name="Teletype">pg_shdescription</text:span></text:a></text:p>
          </table:table-cell>
          <table:table-cell table:style-name="Table2.B2" office:value-type="string">
            <text:p text:style-name="Table_20_Contents">comments on shared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tatistic.html"><text:span text:style-name="Teletype">pg_statistic</text:span></text:a></text:p>
          </table:table-cell>
          <table:table-cell table:style-name="Table2.B2" office:value-type="string">
            <text:p text:style-name="Table_20_Contents">planner statistic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ablespace.html"><text:span text:style-name="Teletype">pg_tablespace</text:span></text:a></text:p>
          </table:table-cell>
          <table:table-cell table:style-name="Table2.B2" office:value-type="string">
            <text:p text:style-name="Table_20_Contents">tablespaces within this database cluster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rigger.html"><text:span text:style-name="Teletype">pg_trigger</text:span></text:a></text:p>
          </table:table-cell>
          <table:table-cell table:style-name="Table2.B2" office:value-type="string">
            <text:p text:style-name="Table_20_Contents">trigg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config.html"><text:span text:style-name="Teletype">pg_ts_config</text:span></text:a></text:p>
          </table:table-cell>
          <table:table-cell table:style-name="Table2.B2" office:value-type="string">
            <text:p text:style-name="Table_20_Contents">text search configura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config-map.html"><text:span text:style-name="Teletype">pg_ts_config_map</text:span></text:a></text:p>
          </table:table-cell>
          <table:table-cell table:style-name="Table2.B2" office:value-type="string">
            <text:p text:style-name="Table_20_Contents">text search configurations' token mapping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dict.html"><text:span text:style-name="Teletype">pg_ts_dict</text:span></text:a></text:p>
          </table:table-cell>
          <table:table-cell table:style-name="Table2.B2" office:value-type="string">
            <text:p text:style-name="Table_20_Contents">text search dictionari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parser.html"><text:span text:style-name="Teletype">pg_ts_parser</text:span></text:a></text:p>
          </table:table-cell>
          <table:table-cell table:style-name="Table2.B2" office:value-type="string">
            <text:p text:style-name="Table_20_Contents">text search pars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template.html"><text:span text:style-name="Teletype">pg_ts_template</text:span></text:a></text:p>
          </table:table-cell>
          <table:table-cell table:style-name="Table2.B2" office:value-type="string">
            <text:p text:style-name="Table_20_Contents">text search templat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ype.html"><text:span text:style-name="Teletype">pg_type</text:span></text:a></text:p>
          </table:table-cell>
          <table:table-cell table:style-name="Table2.B2" office:value-type="string">
            <text:p text:style-name="Table_20_Contents">data types</text:p>
          </table:table-cell>
        </table:table-row>
      </table:table>
      <text:p text:style-name="P8"><text:span text:style-name="Strong_20_Emphasis"><text:span text:style-name="T2"/></text:span></text:p>
      <text:p text:style-name="P8"><text:span text:style-name="Strong_20_Emphasis"><text:span text:style-name="T2">Mais detalhes em: </text:span></text:span></text:p>
      <text:p text:style-name="P8"><text:a xlink:type="simple" xlink:href="http://www.postgresql.org/docs/8.3/interactive/catalogs.html"><text:span text:style-name="Strong_20_Emphasis"><text:span text:style-name="T2">http://www.postgresql.org/docs/8.3/interactive/catalogs.html</text:span></text:span></text:a></text:p>
      <text:p text:style-name="P8"><text:a xlink:type="simple" xlink:href="http://pgdocptbr.sourceforge.net/pg80/catalogs.html"><text:span text:style-name="Strong_20_Emphasis"><text:span text:style-name="T2">http://pgdocptbr.sourceforge.net/pg80/catalogs.html</text:span></text:span></text:a><text:span text:style-name="Strong_20_Emphasis"><text:span text:style-name="T2"> <text:line-break/></text:span></text:span><text:a xlink:type="simple" xlink:href="http://www.cs.umu.se/kurser/TDBC86/H06/Slides/16_OH_catalog.pdf"><text:span text:style-name="Strong_20_Emphasis"><text:span text:style-name="T2">http://www.cs.umu.se/kurser/TDBC86/H06/Slides/16_OH_catalog.pdf</text:span></text:span></text:a> (trazendo informações sobre o catálogo do PostgreSQL, Oracle e ODBC).</text:p>
      <text:p text:style-name="P8"><text:span text:style-name="Strong_20_Emphasis"><text:span text:style-name="T2"/></text:span></text:p>
      <text:p text:style-name="P8"><text:span text:style-name="Strong_20_Emphasis"><text:span text:style-name="T2"><text:line-break/></text:span></text:span></text:p>
      <text:p text:style-name="P8"><text:span text:style-name="Strong_20_Emphasis">7.2) Informações sobre as tabelas de sistema</text:span></text:p>
      <text:p text:style-name="P8"><text:span text:style-name="Strong_20_Emphasis"><text:span text:style-name="T3"/></text:span></text:p>
      <text:p text:style-name="P8"><text:span text:style-name="Strong_20_Emphasis"><text:span text:style-name="T3">Para visualizar a estrutura de cada uma destas relações</text:span></text:span><text:span text:style-name="Strong_20_Emphasis"><text:span text:style-name="T2">, podemos usar o psql. Exemplo:</text:span></text:span></text:p>
      <text:p text:style-name="P8"><text:span text:style-name="Strong_20_Emphasis"><text:span text:style-name="T2"/></text:span></text:p>
      <text:p text:style-name="P8"><text:soft-page-break/><text:span text:style-name="Strong_20_Emphasis"><text:span text:style-name="T2">\d pg_database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Observar que existe um esquema ()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Para visualizar o catálogo completo, que está no esquema 'pg_catalog'</text:span></text:span><text:span text:style-name="Strong_20_Emphasis"><text:span text:style-name="T2">, usar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\dS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Um total de 74 na versão 8.3 do PostgreSQL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Para visualizar a estrutura de uma das relações do esquema pg_catalog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\d pg_catalog.pg_table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serão listados os campos, seus tipos e abaixo uma definição de view.</text:span></text:span></text:p>
      <text:p text:style-name="P8"><text:span text:style-name="Strong_20_Emphasis"><text:span text:style-name="T2"/></text:span></text:p>
      <text:p text:style-name="P8"><text:span text:style-name="Strong_20_Emphasis">Retornando todas as tabelas de sistema de um usuário</text:span><text:span text:style-name="Strong_20_Emphasis">:</text:span></text:p>
      <text:p text:style-name="P8"><text:span text:style-name="Strong_20_Emphasis"><text:span text:style-name="T2"/></text:span></text:p>
      <text:p text:style-name="Standard">select * from pg_catalog.pg_tables where tableowner='dba1';</text:p>
      <text:p text:style-name="Standard"/>
      <text:p text:style-name="Standard">select * from pg_catalog.pg_tables where tableowner='postgres';</text:p>
      <text:p text:style-name="Standard"/>
      <text:p text:style-name="Standard"/>
      <text:p text:style-name="P8"><text:span text:style-name="Strong_20_Emphasis"/></text:p>
      <text:p text:style-name="P9"><text:span text:style-name="Strong_20_Emphasis"/></text:p>
      <text:p text:style-name="P8"><text:span text:style-name="Strong_20_Emphasis">7</text:span><text:span text:style-name="Strong_20_Emphasis">.3) Exemplos práticos e úteis</text:span></text:p>
      <text:p text:style-name="P7"><text:span text:style-name="Strong_20_Emphasis"><text:span text:style-name="T2"/></text:span></text:p>
      <text:p text:style-name="P4"><text:span text:style-name="Strong_20_Emphasis"><text:span text:style-name="T3">Uso do disco pela Tabela</text:span></text:span></text:p>
      <text:p text:style-name="P4"><text:span text:style-name="Strong_20_Emphasis"><text:span text:style-name="T2">\c dba_projeto</text:span></text:span></text:p>
      <text:p text:style-name="P4"><text:span text:style-name="Strong_20_Emphasis"><text:span text:style-name="T2">vacuum analyze clientes;</text:span></text:span></text:p>
      <text:p text:style-name="P4"><text:span text:style-name="Strong_20_Emphasis"><text:span text:style-name="T2">SELECT relfilenode, relpages FROM pg_class WHERE relname = 'clientes';</text:span></text:span></text:p>
      <text:p text:style-name="P4"><text:span text:style-name="Strong_20_Emphasis"><text:line-break/></text:span><text:span text:style-name="Strong_20_Emphasis"><text:span text:style-name="T2">relfilenode é o arquivo, com nome usando números num diretório do 'base'.</text:span></text:span></text:p>
      <text:p text:style-name="P4"><text:span text:style-name="Strong_20_Emphasis"><text:span text:style-name="T2">relpages é o número de páginas ocupado pela relação (tabela). Lembrar que cada página ocupa 8KB. relpages somente é atualizado por VACUUM, ANALYZE e uns poucos comandos de </text:span></text:span><text:span text:style-name="ACRONYM"><text:span text:style-name="T2">DDL</text:span></text:span><text:span text:style-name="Strong_20_Emphasis"><text:span text:style-name="T2"> como CREATE INDEX). O valor de relfilenode possui interesse caso se deseje examinar diretamente o arquivo em disco da tabela. 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Podemos então saber algo com mais detalhes assim:</text:span></text:span></text:p>
      <text:p text:style-name="P4"><text:span text:style-name="Strong_20_Emphasis"><text:span text:style-name="T2">\c dba_projeto</text:span></text:span></text:p>
      <text:p text:style-name="P4"><text:span text:style-name="Strong_20_Emphasis"><text:span text:style-name="T2">vacuum analyza clientes;</text:span></text:span></text:p>
      <text:p text:style-name="P4"><text:span text:style-name="Strong_20_Emphasis"><text:span text:style-name="T2">SELECT relfilenode AS arquivo, relpages*8 AS tamanho_em_kb FROM pg_class WHERE relname = 'clientes';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No diretório do tutorial existe o arquivo </text:span></text:span><text:a xlink:type="simple" xlink:href="http://pgdocptbr.sourceforge.net/pg80/syscat.sql" office:target-frame-name="_top" xlink:show="replace"><text:span text:style-name="Strong_20_Emphasis"><text:span text:style-name="T2">syscat.sql</text:span></text:span></text:a><text:span text:style-name="Strong_20_Emphasis"><text:span text:style-name="T2"> contendo várias consultas interessantes aos catálogos do sistema:</text:span></text:span></text:p>
      <text:p text:style-name="P4"><text:a xlink:type="simple" xlink:href="http://pgdocptbr.sourceforge.net/pg80/syscat.sql"><text:span text:style-name="Strong_20_Emphasis"><text:span text:style-name="T2">http://pgdocptbr.sourceforge.net/pg80/syscat.sql</text:span></text:span></text:a></text:p>
      <text:p text:style-name="Standard">-- syscat.sql-</text:p>
      <text:p text:style-name="Standard">-- <text:s text:c="3"/>Exemplos de consultas aos catálogos do sistema</text:p>
      <text:p text:style-name="Standard"/>
      <text:p text:style-name="Standard">-- Portions Copyright (c) 1996-2003, PostgreSQL Global Development Group</text:p>
      <text:p text:style-name="Standard">-- Portions Copyright (c) 1994, Regents of the University of California</text:p>
      <text:p text:style-name="Standard"/>
      <text:p text:style-name="Standard">-- Primeiro <text:span text:style-name="T3">definir o caminho de procura do esquema como pg_catalog</text:span>,</text:p>
      <text:p text:style-name="Standard">-- para não ser necessário qualificar todo objeto do sistema.</text:p>
      <text:p text:style-name="Standard">--</text:p>
      <text:p text:style-name="Standard">SET SEARCH_PATH TO pg_catalog;</text:p>
      <text:p text:style-name="Standard"/>
      <text:p text:style-name="Standard">--</text:p>
      <text:p text:style-name="Standard">-- <text:span text:style-name="T3">Listar o nome de todos os administradores de banco de dados e o seus bancos de dados</text:span>.</text:p>
      <text:p text:style-name="Standard">--</text:p>
      <text:p text:style-name="Standard">SELECT usename, datname</text:p>
      <text:p text:style-name="Standard"><text:s text:c="2"/>FROM pg_user, pg_database</text:p>
      <text:p text:style-name="Standard"><text:s text:c="2"/>WHERE usesysid = datdba</text:p>
      <text:p text:style-name="Standard"><text:s text:c="2"/>ORDER BY usename, datname;</text:p>
      <text:p text:style-name="Standard"/>
      <text:p text:style-name="Standard"><text:soft-page-break/>--</text:p>
      <text:p text:style-name="Standard">-- <text:span text:style-name="T3">Listar todas as classes definidas pelo usuário</text:span></text:p>
      <text:p text:style-name="Standard">--</text:p>
      <text:p text:style-name="Standard">SELECT n.nspname, c.relname</text:p>
      <text:p text:style-name="Standard"><text:s text:c="2"/>FROM pg_class c, pg_namespace n</text:p>
      <text:p text:style-name="Standard"><text:s text:c="2"/>WHERE c.relnamespace=n.oid</text:p>
      <text:p text:style-name="Standard"><text:s text:c="4"/>AND c.relkind = 'r' <text:s text:c="18"/>-- sem índices, visões, etc</text:p>
      <text:p text:style-name="Standard"><text:s text:c="4"/>AND n.nspname not like 'pg\\_%' <text:s text:c="6"/>-- sem catálogos</text:p>
      <text:p text:style-name="Standard"><text:s text:c="4"/>AND n.nspname != 'information_schema' -- sem information_schema</text:p>
      <text:p text:style-name="Standard"><text:s text:c="2"/>ORDER BY nspname, relname;</text:p>
      <text:p text:style-name="Standard"/>
      <text:p text:style-name="Standard">-- <text:span text:style-name="T3">Listar todos os índices simples</text:span> (ou seja, àqueles que são definidos </text:p>
      <text:p text:style-name="Standard">-- sobre uma referência de coluna simples)</text:p>
      <text:p text:style-name="Standard">--</text:p>
      <text:p text:style-name="Standard">SELECT n.nspname AS schema_name,</text:p>
      <text:p text:style-name="Standard"><text:s text:c="7"/>bc.relname AS class_name, </text:p>
      <text:p text:style-name="Standard"><text:s text:c="7"/>ic.relname AS index_name, </text:p>
      <text:p text:style-name="Standard"><text:s text:c="7"/>a.attname</text:p>
      <text:p text:style-name="Standard"><text:s text:c="2"/>FROM pg_namespace n,</text:p>
      <text:p text:style-name="Standard"><text:s text:c="7"/>pg_class bc, <text:s text:c="12"/>-- classe base</text:p>
      <text:p text:style-name="Standard"><text:s text:c="7"/>pg_class ic, <text:s text:c="12"/>-- classe índice</text:p>
      <text:p text:style-name="Standard"><text:s text:c="7"/>pg_index i,</text:p>
      <text:p text:style-name="Standard"><text:s text:c="7"/>pg_attribute a <text:s text:c="10"/>-- atributo na base</text:p>
      <text:p text:style-name="Standard"><text:s text:c="2"/>WHERE bc.relnamespace = n.oid</text:p>
      <text:p text:style-name="Standard"><text:s text:c="4"/>AND i.indrelid = bc.oid</text:p>
      <text:p text:style-name="Standard"><text:s text:c="4"/>AND i.indexrelid = ic.oid</text:p>
      <text:p text:style-name="Standard"><text:s text:c="4"/>AND i.indkey[0] = a.attnum</text:p>
      <text:p text:style-name="Standard"><text:s text:c="4"/>AND i.indnatts = 1</text:p>
      <text:p text:style-name="Standard"><text:s text:c="4"/>AND a.attrelid = bc.oid</text:p>
      <text:p text:style-name="Standard"><text:s text:c="2"/>ORDER BY schema_name, class_name, index_name, attname;</text:p>
      <text:p text:style-name="Standard"/>
      <text:p text:style-name="Standard">--</text:p>
      <text:p text:style-name="Standard">-- <text:span text:style-name="T3">Listar os atributos definidos pelo usuário e seus tipos</text:span></text:p>
      <text:p text:style-name="Standard">-- para todas as classes definidas pelo usuário</text:p>
      <text:p text:style-name="Standard">--</text:p>
      <text:p text:style-name="Standard">SELECT n.nspname, c.relname, a.attname, format_type(t.oid, null) AS typname</text:p>
      <text:p text:style-name="Standard"><text:s text:c="2"/>FROM pg_namespace n, pg_class c, </text:p>
      <text:p text:style-name="Standard"><text:s text:c="7"/>pg_attribute a, pg_type t</text:p>
      <text:p text:style-name="Standard"><text:s text:c="2"/>WHERE n.oid = c.relnamespace</text:p>
      <text:p text:style-name="Standard"><text:s text:c="4"/>AND c.relkind = 'r' <text:s text:c="18"/>-- sem índices</text:p>
      <text:p text:style-name="Standard"><text:s text:c="4"/>AND n.nspname not like 'pg\\_%' <text:s text:c="6"/>-- sem catálogos</text:p>
      <text:p text:style-name="Standard"><text:s text:c="4"/>AND n.nspname != 'information_schema' -- sem information_schema</text:p>
      <text:p text:style-name="Standard"><text:s text:c="4"/>AND a.attnum &gt; 0 <text:s text:c="21"/>-- sem atributo de sistema</text:p>
      <text:p text:style-name="Standard"><text:s text:c="4"/>AND not a.attisdropped <text:s text:c="15"/>-- sem colunas removidas</text:p>
      <text:p text:style-name="Standard"><text:s text:c="4"/>AND a.attrelid = c.oid</text:p>
      <text:p text:style-name="Standard"><text:s text:c="4"/>AND a.atttypid = t.oid</text:p>
      <text:p text:style-name="Standard"><text:s text:c="2"/>ORDER BY nspname, relname, attname;</text:p>
      <text:p text:style-name="Standard"/>
      <text:p text:style-name="Standard"><text:soft-page-break/>--</text:p>
      <text:p text:style-name="Standard">-- <text:span text:style-name="T3">Listar todos os tipos base definidos pelo usuário</text:span> (sem incluir os tipos matriz)</text:p>
      <text:p text:style-name="Standard">--</text:p>
      <text:p text:style-name="Standard">SELECT n.nspname, u.usename, format_type(t.oid, null) AS typname</text:p>
      <text:p text:style-name="Standard"><text:s text:c="2"/>FROM pg_type t, pg_user u, pg_namespace n</text:p>
      <text:p text:style-name="Standard"><text:s text:c="2"/>WHERE u.usesysid = t.typowner</text:p>
      <text:p text:style-name="Standard"><text:s text:c="4"/>AND t.typnamespace = n.oid</text:p>
      <text:p text:style-name="Standard"><text:s text:c="4"/>AND t.typrelid = '0'::oid <text:s text:c="12"/>-- sem tipos complexos</text:p>
      <text:p text:style-name="Standard"><text:s text:c="4"/>AND t.typelem = '0'::oid <text:s text:c="13"/>-- sem matrizes</text:p>
      <text:p text:style-name="Standard"><text:s text:c="4"/>AND n.nspname not like 'pg\\_%' <text:s text:c="6"/>-- sem catálogos</text:p>
      <text:p text:style-name="Standard"/>
      <text:p text:style-name="Standard"><text:s text:c="4"/>AND n.nspname != 'information_schema' -- sem information_schema</text:p>
      <text:p text:style-name="Standard"><text:s text:c="2"/>ORDER BY nspname, usename, typname;</text:p>
      <text:p text:style-name="Standard"/>
      <text:p text:style-name="Standard">--</text:p>
      <text:p text:style-name="Standard">-- <text:span text:style-name="T3">Listar todas as funções de agregação e os tipos em que podem ser aplicadas</text:span></text:p>
      <text:p text:style-name="Standard">--</text:p>
      <text:p text:style-name="Standard">SELECT n.nspname, p.proname, format_type(t.oid, null) AS typname</text:p>
      <text:p text:style-name="Standard"><text:s text:c="2"/>FROM pg_namespace n, pg_aggregate a, </text:p>
      <text:p text:style-name="Standard"><text:s text:c="7"/>pg_proc p, pg_type t</text:p>
      <text:p text:style-name="Standard"><text:s text:c="2"/>WHERE p.pronamespace = n.oid</text:p>
      <text:p text:style-name="Standard"><text:s text:c="4"/>AND a.aggfnoid = p.oid</text:p>
      <text:p text:style-name="Standard"><text:s text:c="4"/>AND p.proargtypes[0] = t.oid</text:p>
      <text:p text:style-name="Standard"><text:s text:c="2"/>ORDER BY nspname, proname, typname;</text:p>
      <text:p text:style-name="Standard"/>
      <text:p text:style-name="Standard">-- <text:span text:style-name="T3">Restaurar o caminho de procura</text:span></text:p>
      <text:p text:style-name="Standard">--</text:p>
      <text:p text:style-name="Standard">RESET SEARCH_PATH;</text:p>
      <text:p text:style-name="Standard"/>
      <text:p text:style-name="Standard"/>
      <text:p text:style-name="P15">Retornar o número de usuários conectados</text:p>
      <text:p text:style-name="Standard">select count(*) from pg_stat_activity;</text:p>
      <text:p text:style-name="Standard">select count(*) from pg_stat_database;</text:p>
      <text:p text:style-name="Standard"/>
      <text:p text:style-name="Standard">pg_stat_database que apresenta para cada banco de dados o número de conexões.</text:p>
      <text:p text:style-name="Standard">Fica mais fácil de visualizar do que o pg_stat_activity quando se tem muitas conexões. </text:p>
      <text:p text:style-name="Standard"/>
      <text:p text:style-name="P15">Mostrar uso dos índices:</text:p>
      <text:p text:style-name="Standard"/>
      <text:p text:style-name="Standard">select * from pg_statio_user_indexes;</text:p>
      <text:p text:style-name="Standard">select * from pg_stat_user_indexes;</text:p>
      <text:p text:style-name="Standard"/>
      <text:p text:style-name="P15">Mostra estatística de uso de todas as tabelas e manutenção:</text:p>
      <text:p text:style-name="Standard">select * from pg_stat_all_tables;</text:p>
      <text:p text:style-name="Standard"/>
      <text:p text:style-name="P15"><text:line-break/>Mostra todas as tabelas e informações do atual esquema do atual banco:</text:p>
      <text:p text:style-name="Standard">select * from pg_stat_user_tables;</text:p>
      <text:p text:style-name="Standard"><text:soft-page-break/></text:p>
      <text:p text:style-name="Standard">Veja só o retorno: relid | schemaname | relname | seq_scan | seq_tup_read | idx_scan | idx_tup_fetch | n_tup_ins | n_tup_upd | n_tup_del | last_vacuum | last_autovacuum | last_analyze | last_autoanalyze </text:p>
      <text:p text:style-name="Standard"/>
      <text:p text:style-name="Standard">A função pg_stat_get_backend_idset provê uma conveniente maneira de gerar um registro/linha para cada processo ativo no servidor. Por exemplo, para <text:span text:style-name="T3">exibir os PIDs e as atuais consultas de todos os processos do servidor</text:span>:</text:p>
      <text:p text:style-name="Standard"/>
      <text:p text:style-name="Standard">SELECT pg_stat_get_backend_pid(s.backendid) AS procpid,</text:p>
      <text:p text:style-name="Standard"><text:s text:c="7"/>pg_stat_get_backend_activity(s.backendid) AS current_query</text:p>
      <text:p text:style-name="Standard"><text:s text:c="4"/>FROM (SELECT pg_stat_get_backend_idset() AS backendid) AS s;</text:p>
      <text:p text:style-name="Standard"/>
      <text:p text:style-name="P15"/>
      <text:p text:style-name="P11"/>
      <text:p text:style-name="P15">Visualizar os processos do portgresql num UNIX:</text:p>
      <text:p text:style-name="Standard"/>
      <text:p text:style-name="Standard">ps auxww | grep ^post</text:p>
      <text:p text:style-name="Standard"/>
      <text:p text:style-name="P15">Mostrar todas as tabelas (inclusive de sistema) a quantidade de registros:</text:p>
      <text:p text:style-name="Standard"/>
      <text:p text:style-name="Standard">select relpages*8192 from pg_class;</text:p>
      <text:p text:style-name="Standard"/>
      <text:p text:style-name="Text_20_body"/>
      <text:p text:style-name="P6">Funções para Administração do Sistema</text:p>
      <text:p text:style-name="Text_20_body">Definindo configurações</text:p>
      <text:p text:style-name="Text_20_body">A função current_setting retorna o valor corrente da definição nome_da_definição. Corresponde ao comando SQL SHOW. Por exemplo:</text:p>
      <text:p text:style-name="P13"><text:span text:style-name="User_20_Entry">SELECT current_setting('datestyle');</text:span></text:p>
      <text:p text:style-name="Text_20_body">A função set_config define o parâmetro nome_da_configuração como novo_valor. Se o parâmetro é_local for true, então o novo valor se aplica somente à transação corrente. Se for desejado que o novo valor seja aplicado à sessão corrente, deve ser utilizado false. Esta função corresponde ao comando SQL SET. Por exemplo:</text:p>
      <text:p text:style-name="P13"><text:span text:style-name="User_20_Entry">SELECT set_config('log_statement_stats', 'off', false);</text:span></text:p>
      <text:p text:style-name="Text_20_body"><text:line-break/><text:span text:style-name="T3">Funções de Sinais para o Servidor</text:span></text:p>
      <text:p text:style-name="Text_20_body">pg_cancel_backend(pid)<text:line-break/>pg_reload_conf()<text:line-break/>pg_rotate_logfile() </text:p>
      <text:p text:style-name="Text_20_body">Se for bem-sucedida a função retorna 1, caso contrário retorna 0. O ID do processo (pid) de um servidor ativo pode ser encontrado a partir da coluna procpid da visão pg_stat_activity, ou listando os processos do postgres no servidor através do comando do Unix ps. </text:p>
      <text:p text:style-name="Text_20_body"/>
      <text:p text:style-name="P6"/>
      <text:p text:style-name="P12"/>
      <text:p text:style-name="P6">Funções que Retornam o Tamanho de Objetos</text:p>
      <text:p text:style-name="P5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eturn 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pg_column_size</text:span>(<text:span text:style-name="Teletype">any</text:span>)</text:p>
          </table:table-cell>
          <table:table-cell table:style-name="Table1.A2" office:value-type="string">
            <text:p text:style-name="Table_20_Contents"><text:span text:style-name="Teletype">int</text:span></text:p>
          </table:table-cell>
          <table:table-cell table:style-name="Table1.C2" office:value-type="string">
            <text:p text:style-name="Table_20_Contents">Number of bytes used to store a particular value (possibly compressed)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ablespace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space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ablespace_size</text:span><text:span text:style-name="Teletype">(name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space with the specified name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database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database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database_size</text:span><text:span text:style-name="Teletype">(name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database with the specified name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relation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 or index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relation_size</text:span><text:span text:style-name="Teletype">(text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 or index with the specified name. The table name may be qualified with a schema nam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otal_relation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Total disk space used by the table with the specified OID, including indexes and toasted data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otal_relation_size</text:span><text:span text:style-name="Teletype">(text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Total disk space used by the table with the specified name, including indexes and toasted data. The table name may be qualified with a schema nam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size_pretty</text:span><text:span text:style-name="Teletype">(bigint)</text:span> </text:p>
          </table:table-cell>
          <table:table-cell table:style-name="Table1.A2" office:value-type="string">
            <text:p text:style-name="Table_20_Contents"><text:span text:style-name="Teletype">text</text:span></text:p>
          </table:table-cell>
          <table:table-cell table:style-name="Table1.C2" office:value-type="string">
            <text:p text:style-name="Table_20_Contents">Converts a size in bytes into a human-readable format with size units</text:p>
          </table:table-cell>
        </table:table-row>
      </table:table>
      <text:p text:style-name="Text_20_body"><text:span text:style-name="Source_20_Text">pg_column_size</text:span> shows the space used to store any individual data value. </text:p>
      <text:p text:style-name="Text_20_body"><text:span text:style-name="Source_20_Text">pg_tablespace_size</text:span> and <text:span text:style-name="Source_20_Text">pg_database_size</text:span> accept the OID or name of a tablespace or database, and return the total disk space used therein. </text:p>
      <text:p text:style-name="Text_20_body"><text:span text:style-name="Source_20_Text">pg_relation_size</text:span> accepts the OID or name of a table, index or toast table, and returns the size in bytes. </text:p>
      <text:p text:style-name="Text_20_body"><text:span text:style-name="Source_20_Text">pg_total_relation_size</text:span> accepts the OID or name of a table or toast table, and returns the size in bytes of the data and all associated indexes and toast tables. </text:p>
      <text:p text:style-name="Text_20_body"><text:span text:style-name="Source_20_Text">pg_size_pretty</text:span> can be used to format the result of one of the other functions in a human-readable way, using kB, MB, GB or TB as appropriate. </text:p>
      <text:p text:style-name="Text_20_body"/>
      <text:p text:style-name="P6">Funções de Acesso a Arquivos</text:p>
      <text:p text:style-name="Text_20_body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eturn 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pg_ls_dir</text:span><text:span text:style-name="Teletype">(dirname text)</text:span> </text:p>
          </table:table-cell>
          <table:table-cell table:style-name="Table3.A2" office:value-type="string">
            <text:p text:style-name="Table_20_Contents"><text:span text:style-name="Teletype">setof text</text:span></text:p>
          </table:table-cell>
          <table:table-cell table:style-name="Table3.C2" office:value-type="string">
            <text:p text:style-name="Table_20_Contents">List the contents of a directory</text:p>
          </table:table-cell>
        </table:table-row>
        <table:table-row>
          <table:table-cell table:style-name="Table3.A2" office:value-type="string">
            <text:p text:style-name="Table_20_Contents"><text:span text:style-name="Source_20_Text">pg_read_file</text:span><text:span text:style-name="Teletype">(filename text, offset bigint, length bigint)</text:span> </text:p>
          </table:table-cell>
          <table:table-cell table:style-name="Table3.A2" office:value-type="string">
            <text:p text:style-name="Table_20_Contents"><text:span text:style-name="Teletype">text</text:span></text:p>
          </table:table-cell>
          <table:table-cell table:style-name="Table3.C2" office:value-type="string">
            <text:p text:style-name="Table_20_Contents">Return the contents of a text file</text:p>
          </table:table-cell>
        </table:table-row>
        <table:table-row>
          <table:table-cell table:style-name="Table3.A2" office:value-type="string">
            <text:p text:style-name="Table_20_Contents"><text:span text:style-name="Source_20_Text">pg_stat_file</text:span><text:span text:style-name="Teletype">(filename text)</text:span> </text:p>
          </table:table-cell>
          <table:table-cell table:style-name="Table3.A2" office:value-type="string">
            <text:p text:style-name="Table_20_Contents"><text:span text:style-name="Teletype">record</text:span></text:p>
          </table:table-cell>
          <table:table-cell table:style-name="Table3.C2" office:value-type="string">
            <text:p text:style-name="Table_20_Contents">Return information about a file</text:p>
          </table:table-cell>
        </table:table-row>
      </table:table>
      <text:p text:style-name="Text_20_body"><text:bookmark text:name="AEN14549"/><text:span text:style-name="Source_20_Text">pg_ls_dir</text:span> returns all the names in the specified directory, except the special entries "<text:span text:style-name="Teletype">.</text:span>" and "<text:span text:style-name="Teletype">..</text:span>". </text:p>
      <text:p text:style-name="Text_20_body"><text:bookmark text:name="AEN14557"/><text:span text:style-name="Source_20_Text">pg_read_file</text:span> returns part of a text file, starting at the given <text:span text:style-name="Teletype">offset</text:span>, returning at most <text:span text:style-name="Teletype">length</text:span> bytes (less if the end of file is reached first). If <text:span text:style-name="Teletype">offset</text:span> is negative, it is relative to the end of the file. </text:p>
      <text:p text:style-name="Text_20_body"><text:bookmark text:name="AEN14564"/><text:span text:style-name="Source_20_Text">pg_stat_file</text:span> returns a record containing the file size, last accessed time stamp, last modified time stamp, last file status change time stamp (Unix platforms only), file creation timestamp (Windows only), and a <text:span text:style-name="Teletype">boolean</text:span> indicating if it is a directory. Typical usages include:</text:p>
      <text:p text:style-name="Preformatted_20_Text">SELECT * FROM pg_stat_file('filename');</text:p>
      <text:p text:style-name="P13">SELECT (pg_stat_file('filename')).modification;</text:p>
      <text:p text:style-name="Text_20_body">Mais detalhes em: <text:a xlink:type="simple" xlink:href="http://www.postgresql.org/docs/8.3/interactive/functions-admin.html">http://www.postgresql.org/docs/8.3/interactive/functions-admin.html</text:a> </text:p>
      <text:p text:style-name="Text_20_body"/>
      <text:p text:style-name="P6">Consultando a Estrutura de uma Tabela através do Catálogo</text:p>
      <text:p text:style-name="Text_20_body">SELECT</text:p>
      <text:p text:style-name="Text_20_body"><text:tab/>rel.nspname, rel.relname, attrs.attname, "Type", "Default", <text:s text:c="2"/>attrs.attnotnull </text:p>
      <text:p text:style-name="Text_20_body">FROM (</text:p>
      <text:p text:style-name="Text_20_body"><text:tab/>SELECT c.oid, n.nspname, c.relname </text:p>
      <text:p text:style-name="Text_20_body"><text:tab/>FROM pg_catalog.pg_class <text:s text:c="2"/>c </text:p>
      <text:p text:style-name="Text_20_body"><text:tab/>LEFT JOIN pg_catalog.pg_namespace n ON n.oid = c.relnamespace </text:p>
      <text:p text:style-name="Text_20_body"><text:tab/>WHERE pg_catalog.pg_table_is_visible(c.oid) <text:s text:c="2"/>) rel </text:p>
      <text:p text:style-name="Text_20_body">JOIN (</text:p>
      <text:p text:style-name="Text_20_body"><text:tab/>SELECT a.attname, a.attrelid, pg_catalog.format_type(a.atttypid, <text:s text:c="2"/>a.atttypmod) </text:p>
      <text:p text:style-name="Text_20_body">as "Type",</text:p>
      <text:p text:style-name="Text_20_body"><text:tab/>(SELECT substring(d.adsrc for 128) FROM pg_catalog.pg_attrdef <text:s text:c="2"/>d </text:p>
      <text:p text:style-name="Text_20_body"><text:tab/>WHERE d.adrelid = a.attrelid AND d.adnum = a.attnum AND a.atthasdef) </text:p>
      <text:p text:style-name="Text_20_body">as "Default", <text:s text:c="2"/></text:p>
      <text:p text:style-name="Text_20_body">a.attnotnull, a.attnum </text:p>
      <text:p text:style-name="Text_20_body"><text:soft-page-break/><text:tab/>FROM pg_catalog.pg_attribute a WHERE a.attnum &gt; 0 <text:s text:c="2"/>AND NOT a.attisdropped ) </text:p>
      <text:p text:style-name="Text_20_body">attrs </text:p>
      <text:p text:style-name="Text_20_body"><text:tab/>ON (attrs.attrelid = rel.oid ) </text:p>
      <text:p text:style-name="Text_20_body"><text:tab/>WHERE relname = 'clientes' ORDER BY attrs.attnum;</text:p>
      <text:p text:style-name="Text_20_body"/>
      <text:p text:style-name="Text_20_body">Função em PlPgSQL:</text:p>
      <text:p text:style-name="Text_20_body"/>
      <text:p text:style-name="Preformatted_20_Text">CREATE OR REPLACE FUNCTION Dados_Tabela(varchar(30))</text:p>
      <text:p text:style-name="Preformatted_20_Text">RETURNS SETOF tabela_estrutura AS '</text:p>
      <text:p text:style-name="Preformatted_20_Text"><text:s/>DECLARE</text:p>
      <text:p text:style-name="Preformatted_20_Text"><text:s/>r tabela_estrutura%ROWTYPE;</text:p>
      <text:p text:style-name="Preformatted_20_Text"><text:s/>rec RECORD;</text:p>
      <text:p text:style-name="Preformatted_20_Text"><text:s/>vTabela alias for $1;</text:p>
      <text:p text:style-name="Preformatted_20_Text"><text:s/>eSql TEXT;</text:p>
      <text:p text:style-name="Preformatted_20_Text"/>
      <text:p text:style-name="Preformatted_20_Text"><text:s/>BEGIN</text:p>
      <text:p text:style-name="Preformatted_20_Text"><text:s/>eSql := ''SELECT</text:p>
      <text:p text:style-name="Preformatted_20_Text"><text:s text:c="7"/>CAST(rel.nspname as TEXT), CAST(rel.relname AS TEXT) , </text:p>
      <text:p text:style-name="Preformatted_20_Text">CAST(attrs.attname AS TEXT), CAST("Type" AS TEXT), </text:p>
      <text:p text:style-name="Preformatted_20_Text">CAST("Default" AS TEXT), attrs.attnotnull</text:p>
      <text:p text:style-name="Preformatted_20_Text"><text:s text:c="8"/>FROM</text:p>
      <text:p text:style-name="Preformatted_20_Text"><text:s text:c="15"/>(SELECT c.oid, n.nspname, c.relname</text:p>
      <text:p text:style-name="Preformatted_20_Text"><text:s text:c="15"/>FROM pg_catalog.pg_class c</text:p>
      <text:p text:style-name="Preformatted_20_Text"><text:s text:c="15"/>LEFT JOIN pg_catalog.pg_namespace n ON n.oid = c.relnamespace</text:p>
      <text:p text:style-name="Preformatted_20_Text"><text:s text:c="15"/>WHERE pg_catalog.pg_table_is_visible(c.oid) ) rel</text:p>
      <text:p text:style-name="Preformatted_20_Text"><text:s text:c="8"/>JOIN </text:p>
      <text:p text:style-name="Preformatted_20_Text"><text:s text:c="15"/>(SELECT a.attname, a.attrelid,</text:p>
      <text:p text:style-name="Preformatted_20_Text"><text:s text:c="15"/>pg_catalog.format_type(a.atttypid, a.atttypmod) as "Type",</text:p>
      <text:p text:style-name="Preformatted_20_Text"><text:s text:c="22"/>(SELECT substring(d.adsrc for 128) FROM pg_catalog.pg_attrdef d</text:p>
      <text:p text:style-name="Preformatted_20_Text"><text:s text:c="22"/>WHERE d.adrelid = a.attrelid AND d.adnum = a.attnum AND a.atthasdef)</text:p>
      <text:p text:style-name="Preformatted_20_Text"><text:s text:c="15"/>as "Default", a.attnotnull, a.attnum</text:p>
      <text:p text:style-name="Preformatted_20_Text"><text:s text:c="15"/>FROM pg_catalog.pg_attribute a</text:p>
      <text:p text:style-name="Preformatted_20_Text"><text:s text:c="15"/>WHERE a.attnum &gt; 0 AND NOT a.attisdropped ) attrs</text:p>
      <text:p text:style-name="Preformatted_20_Text"><text:s text:c="8"/>ON (attrs.attrelid = rel.oid )</text:p>
      <text:p text:style-name="Preformatted_20_Text"><text:s text:c="8"/>WHERE relname LIKE ''''%'' || vTabela || ''%''''</text:p>
      <text:p text:style-name="Preformatted_20_Text"><text:s text:c="8"/>ORDER BY attrs.attnum'';</text:p>
      <text:p text:style-name="Preformatted_20_Text">FOR r IN EXECUTE eSql</text:p>
      <text:p text:style-name="Preformatted_20_Text"><text:s/>LOOP</text:p>
      <text:p text:style-name="Preformatted_20_Text"><text:s/>RETURN NEXT r;</text:p>
      <text:p text:style-name="Preformatted_20_Text">END LOOP;</text:p>
      <text:p text:style-name="Preformatted_20_Text"><text:s/>IF NOT FOUND THEN</text:p>
      <text:p text:style-name="Preformatted_20_Text"><text:s text:c="8"/>RAISE EXCEPTION ''Tabela % não encontrada'', vTabela;</text:p>
      <text:p text:style-name="Preformatted_20_Text"><text:s/>END IF;</text:p>
      <text:p text:style-name="Preformatted_20_Text"><text:s/>RETURN;</text:p>
      <text:p text:style-name="Preformatted_20_Text"><text:s/>END</text:p>
      <text:p text:style-name="Preformatted_20_Text"><text:s/>' </text:p>
      <text:p text:style-name="Preformatted_20_Text"><text:s/>LANGUAGE 'plpgsql';</text:p>
      <text:p text:style-name="Text_20_body"/>
      <text:p text:style-name="Text_20_body">Usando:</text:p>
      <text:p text:style-name="Text_20_body">SELECT * FROM Dados_Tabela('clientes'); </text:p>
      <text:p text:style-name="Text_20_body"><text:soft-page-break/></text:p>
      <text:p text:style-name="Text_20_body">Fonte: <text:a xlink:type="simple" xlink:href="http://imasters.uol.com.br/artigo/2137/postgresql/consultando_a_estrutura_de_uma_tabela/">http://imasters.uol.com.br/artigo/2137/postgresql/consultando_a_estrutura_de_uma_tabela/</text:a> </text:p>
      <text:p text:style-name="Text_20_body"/>
      <text:p text:style-name="P6">Retornando Informações sobre uma Tabela</text:p>
      <text:p text:style-name="Text_20_body">SELECT pg_attribute.attnum AS index,</text:p>
      <text:p text:style-name="Text_20_body">attname AS field,</text:p>
      <text:p text:style-name="Text_20_body">typname AS type,</text:p>
      <text:p text:style-name="Text_20_body">atttypmod-4 as length,</text:p>
      <text:p text:style-name="Text_20_body">NOT attnotnull AS "null",</text:p>
      <text:p text:style-name="Text_20_body">adsrc AS def</text:p>
      <text:p text:style-name="Text_20_body">FROM pg_attribute,</text:p>
      <text:p text:style-name="Text_20_body">pg_class,</text:p>
      <text:p text:style-name="Text_20_body">pg_type,</text:p>
      <text:p text:style-name="Text_20_body">pg_attrdef</text:p>
      <text:p text:style-name="Text_20_body">WHERE pg_class.oid=attrelid</text:p>
      <text:p text:style-name="Text_20_body">AND pg_type.oid=atttypid</text:p>
      <text:p text:style-name="Text_20_body">AND attnum&gt;0</text:p>
      <text:p text:style-name="Text_20_body">AND pg_class.oid=adrelid</text:p>
      <text:p text:style-name="Text_20_body">AND adnum=attnum</text:p>
      <text:p text:style-name="Text_20_body">AND atthasdef='t'</text:p>
      <text:p text:style-name="Text_20_body">AND lower(relname)='clientes'</text:p>
      <text:p text:style-name="Text_20_body">UNION</text:p>
      <text:p text:style-name="Text_20_body">SELECT pg_attribute.attnum AS index,</text:p>
      <text:p text:style-name="Text_20_body">attname AS field,</text:p>
      <text:p text:style-name="Text_20_body">typname AS type,</text:p>
      <text:p text:style-name="Text_20_body">atttypmod-4 as length,</text:p>
      <text:p text:style-name="Text_20_body">NOT attnotnull AS "null",</text:p>
      <text:p text:style-name="Text_20_body">'' AS def</text:p>
      <text:p text:style-name="Text_20_body">FROM pg_attribute,</text:p>
      <text:p text:style-name="Text_20_body">pg_class,</text:p>
      <text:p text:style-name="Text_20_body">pg_type</text:p>
      <text:p text:style-name="Text_20_body">WHERE pg_class.oid=attrelid</text:p>
      <text:p text:style-name="Text_20_body">AND pg_type.oid=atttypid</text:p>
      <text:p text:style-name="Text_20_body">AND attnum&gt;0</text:p>
      <text:p text:style-name="Text_20_body"><text:soft-page-break/>AND atthasdef='f'</text:p>
      <text:p text:style-name="Text_20_body">AND lower(relname)='clientes';</text:p>
      <text:p text:style-name="Text_20_body"/>
      <text:p text:style-name="Text_20_body">Use o comando \x no psql antes de executar a consulta caso queira exibir os registros em sequência, \x novamente para voltar ao normal.</text:p>
      <text:p text:style-name="Text_20_body">Fonte: <text:a xlink:type="simple" xlink:href="http://imasters.uol.com.br/artigo/1283/postgresql/informacoes_atraves_do_catalogo_do_sistema/">http://imasters.uol.com.br/artigo/1283/postgresql/informacoes_atraves_do_catalogo_do_sistema/</text:a> </text:p>
      <text:p text:style-name="Text_20_body"/>
      <text:p text:style-name="Text_20_body">Podemos listar tabelas, índices, sequências e vies usando os comandos do psql:</text:p>
      <text:p text:style-name="Text_20_body">\d{t|i|s|v} </text:p>
      <text:p text:style-name="Text_20_body">Abaixo veremos mais algumas funções que, ao contrário, usarão o SQL para receber essas informações.</text:p>
      <text:p text:style-name="Text_20_body"><text:line-break/>Execute o trecho do script dba_projeto para criação do banco 'catalogo' da Aula 8.</text:p>
      <text:p text:style-name="Text_20_body"/>
      <text:p text:style-name="P6">Listando Tabelas do Banco Atual</text:p>
      <text:p text:style-name="Preformatted_20_Text">SELECT relname</text:p>
      <text:p text:style-name="Preformatted_20_Text"><text:s text:c="2"/>FROM pg_class</text:p>
      <text:p text:style-name="Preformatted_20_Text"><text:s/>WHERE relname !~ '^(pg_|sql_)'</text:p>
      <text:p text:style-name="Preformatted_20_Text"><text:s text:c="3"/>AND relkind = 'r';</text:p>
      <text:p text:style-name="Preformatted_20_Text"/>
      <text:p text:style-name="Preformatted_20_Text">-- using INFORMATION_SCHEMA:</text:p>
      <text:p text:style-name="Preformatted_20_Text"/>
      <text:p text:style-name="Preformatted_20_Text">SELECT table_name</text:p>
      <text:p text:style-name="Preformatted_20_Text"><text:s text:c="2"/>FROM information_schema.tables</text:p>
      <text:p text:style-name="Preformatted_20_Text"><text:s/>WHERE table_type = 'BASE TABLE'</text:p>
      <text:p text:style-name="Preformatted_20_Text"><text:s text:c="3"/>AND table_schema NOT IN</text:p>
      <text:p text:style-name="P13"><text:s text:c="7"/>('pg_catalog', 'information_schema');</text:p>
      <text:p text:style-name="P6">Listando Views do Banco Atual</text:p>
      <text:p text:style-name="Preformatted_20_Text">-- with postgresql 7.2:</text:p>
      <text:p text:style-name="Preformatted_20_Text"/>
      <text:p text:style-name="Preformatted_20_Text">SELECT viewname</text:p>
      <text:p text:style-name="Preformatted_20_Text"><text:s text:c="2"/>FROM pg_views</text:p>
      <text:p text:style-name="Preformatted_20_Text"><text:s/>WHERE viewname !~ '^pg_';</text:p>
      <text:p text:style-name="Preformatted_20_Text"/>
      <text:p text:style-name="Preformatted_20_Text">-- with postgresql 7.4 and later:</text:p>
      <text:p text:style-name="Preformatted_20_Text"/>
      <text:p text:style-name="Preformatted_20_Text">SELECT viewname</text:p>
      <text:p text:style-name="Preformatted_20_Text"><text:s text:c="2"/>FROM pg_views</text:p>
      <text:p text:style-name="Preformatted_20_Text"><text:s/>WHERE schemaname NOT IN</text:p>
      <text:p text:style-name="Preformatted_20_Text"><text:s text:c="7"/>('pg_catalog', 'information_schema')</text:p>
      <text:p text:style-name="Preformatted_20_Text"><text:s text:c="3"/>AND viewname !~ '^pg_';</text:p>
      <text:p text:style-name="Preformatted_20_Text"/>
      <text:p text:style-name="Preformatted_20_Text">-- using INFORMATION_SCHEMA:</text:p>
      <text:p text:style-name="Preformatted_20_Text"/>
      <text:p text:style-name="Preformatted_20_Text">SELECT table_name</text:p>
      <text:p text:style-name="Preformatted_20_Text"><text:s text:c="2"/>FROM information_schema.tables</text:p>
      <text:p text:style-name="Preformatted_20_Text"><text:soft-page-break/><text:s/>WHERE table_type = 'VIEW'</text:p>
      <text:p text:style-name="Preformatted_20_Text"><text:s text:c="3"/>AND table_schema NOT IN</text:p>
      <text:p text:style-name="Preformatted_20_Text"><text:s text:c="7"/>('pg_catalog', 'information_schema')</text:p>
      <text:p text:style-name="Preformatted_20_Text"><text:s text:c="3"/>AND table_name !~ '^pg_';</text:p>
      <text:p text:style-name="Preformatted_20_Text"/>
      <text:p text:style-name="Preformatted_20_Text">-- or</text:p>
      <text:p text:style-name="Preformatted_20_Text"/>
      <text:p text:style-name="Preformatted_20_Text">SELECT table_name</text:p>
      <text:p text:style-name="Preformatted_20_Text"><text:s text:c="2"/>FROM information_schema.views</text:p>
      <text:p text:style-name="Preformatted_20_Text"><text:s/>WHERE table_schema NOT IN ('pg_catalog', 'information_schema')</text:p>
      <text:p text:style-name="P13"><text:s text:c="3"/>AND table_name !~ '^pg_';</text:p>
      <text:p text:style-name="P6">Listando Todos os Usuários</text:p>
      <text:p text:style-name="Preformatted_20_Text">SELECT usename</text:p>
      <text:p text:style-name="P13"><text:s text:c="2"/>FROM pg_user;</text:p>
      <text:p text:style-name="P6"/>
      <text:p text:style-name="P6">Retornando os nomes dos Campos de uma Tabela</text:p>
      <text:p text:style-name="Standard">SELECT a.attname</text:p>
      <text:p text:style-name="Standard"><text:s text:c="2"/>FROM pg_class c, pg_attribute a, pg_type t</text:p>
      <text:p text:style-name="Standard"><text:s/>WHERE c.relname = 'test2'</text:p>
      <text:p text:style-name="Standard"><text:s text:c="3"/>AND a.attnum &gt; 0</text:p>
      <text:p text:style-name="Standard"><text:s text:c="3"/>AND a.attrelid = c.oid</text:p>
      <text:p text:style-name="Standard"><text:s text:c="3"/>AND a.atttypid = t.oid;</text:p>
      <text:p text:style-name="Standard"/>
      <text:p text:style-name="Standard">-- Usando INFORMATION_SCHEMA:</text:p>
      <text:p text:style-name="Standard"/>
      <text:p text:style-name="Standard">SELECT column_name</text:p>
      <text:p text:style-name="Standard"><text:s text:c="2"/>FROM information_schema.columns</text:p>
      <text:p text:style-name="Standard"><text:s/>WHERE table_name = 'test2';</text:p>
      <text:p text:style-name="Standard"/>
      <text:p text:style-name="P15">Informações Detalhadas sobre os Campos de uma Tabela</text:p>
      <text:p text:style-name="Standard"/>
      <text:p text:style-name="Preformatted_20_Text">SELECT a.attnum AS ordinal_position,</text:p>
      <text:p text:style-name="Preformatted_20_Text"><text:s text:c="9"/>a.attname AS column_name,</text:p>
      <text:p text:style-name="Preformatted_20_Text"><text:s text:c="9"/>t.typname AS data_type,</text:p>
      <text:p text:style-name="Preformatted_20_Text"><text:s text:c="9"/>a.attlen AS character_maximum_length,</text:p>
      <text:p text:style-name="Preformatted_20_Text"><text:s text:c="9"/>a.atttypmod AS modifier,</text:p>
      <text:p text:style-name="Preformatted_20_Text"><text:s text:c="9"/>a.attnotnull AS notnull,</text:p>
      <text:p text:style-name="Preformatted_20_Text"><text:s text:c="9"/>a.atthasdef AS hasdefault,</text:p>
      <text:p text:style-name="Preformatted_20_Text"><text:s text:c="9"/>col_description(a.attrelid, a.attnum) as field_comment</text:p>
      <text:p text:style-name="Preformatted_20_Text"><text:s text:c="4"/>FROM pg_class c,</text:p>
      <text:p text:style-name="Preformatted_20_Text"><text:s text:c="9"/>pg_attribute a,</text:p>
      <text:p text:style-name="Preformatted_20_Text"><text:s text:c="9"/>pg_type t</text:p>
      <text:p text:style-name="Preformatted_20_Text"><text:s text:c="3"/>WHERE c.relname = 'test2'</text:p>
      <text:p text:style-name="Preformatted_20_Text"><text:s text:c="5"/>AND a.attnum &gt; 0</text:p>
      <text:p text:style-name="Preformatted_20_Text"><text:s text:c="5"/>AND a.attrelid = c.oid</text:p>
      <text:p text:style-name="Preformatted_20_Text"><text:s text:c="5"/>AND a.atttypid = t.oid</text:p>
      <text:p text:style-name="P13">ORDER BY a.attnum;</text:p>
      <text:p text:style-name="Preformatted_20_Text">-- Usando INFORMATION_SCHEMA:</text:p>
      <text:p text:style-name="Preformatted_20_Text"/>
      <text:p text:style-name="Preformatted_20_Text"><text:s text:c="2"/>SELECT ordinal_position,</text:p>
      <text:p text:style-name="Preformatted_20_Text"><text:soft-page-break/><text:s text:c="9"/>column_name,</text:p>
      <text:p text:style-name="Preformatted_20_Text"><text:s text:c="9"/>data_type,</text:p>
      <text:p text:style-name="Preformatted_20_Text"><text:s text:c="9"/>column_default,</text:p>
      <text:p text:style-name="Preformatted_20_Text"><text:s text:c="9"/>is_nullable,</text:p>
      <text:p text:style-name="Preformatted_20_Text"><text:s text:c="9"/>character_maximum_length,</text:p>
      <text:p text:style-name="Preformatted_20_Text"><text:s text:c="9"/>numeric_precision</text:p>
      <text:p text:style-name="Preformatted_20_Text"><text:s text:c="4"/>FROM information_schema.columns</text:p>
      <text:p text:style-name="Preformatted_20_Text"><text:s text:c="3"/>WHERE table_name = 'test2'</text:p>
      <text:p text:style-name="P13">ORDER BY ordinal_position;</text:p>
      <text:p text:style-name="Standard"/>
      <text:p text:style-name="P15">Retornando os Nomes de Índices de uma Tabela</text:p>
      <text:p text:style-name="Preformatted_20_Text"/>
      <text:p text:style-name="Preformatted_20_Text">SELECT relname</text:p>
      <text:p text:style-name="Preformatted_20_Text"><text:s text:c="2"/>FROM pg_class</text:p>
      <text:p text:style-name="Preformatted_20_Text"><text:s/>WHERE oid IN (</text:p>
      <text:p text:style-name="Preformatted_20_Text"><text:s text:c="4"/>SELECT indexrelid</text:p>
      <text:p text:style-name="Preformatted_20_Text"><text:s text:c="6"/>FROM pg_index, pg_class</text:p>
      <text:p text:style-name="Preformatted_20_Text"><text:s text:c="5"/>WHERE pg_class.relname='test2'</text:p>
      <text:p text:style-name="Preformatted_20_Text"><text:s text:c="7"/>AND pg_class.oid=pg_index.indrelid</text:p>
      <text:p text:style-name="Preformatted_20_Text"><text:s text:c="7"/>AND indisunique != 't'</text:p>
      <text:p text:style-name="Preformatted_20_Text"><text:s text:c="7"/>AND indisprimary != 't'</text:p>
      <text:p text:style-name="P13">);</text:p>
      <text:p text:style-name="P15">Retornando as Constraints de uma Tabela</text:p>
      <text:p text:style-name="Standard"/>
      <text:p text:style-name="Preformatted_20_Text">SELECT conname</text:p>
      <text:p text:style-name="Preformatted_20_Text"><text:s text:c="2"/>FROM pg_constraint, pg_class</text:p>
      <text:p text:style-name="Preformatted_20_Text"><text:s/>WHERE pg_constraint.conrelid = pg_class.oid</text:p>
      <text:p text:style-name="Preformatted_20_Text"><text:s text:c="3"/>AND relname = 'test2';</text:p>
      <text:p text:style-name="Preformatted_20_Text"/>
      <text:p text:style-name="Preformatted_20_Text"/>
      <text:p text:style-name="Preformatted_20_Text">-- with INFORMATION_SCHEMA:</text:p>
      <text:p text:style-name="Preformatted_20_Text"/>
      <text:p text:style-name="Preformatted_20_Text">SELECT constraint_name, constraint_type</text:p>
      <text:p text:style-name="Preformatted_20_Text"><text:s text:c="2"/>FROM information_schema.table_constraints</text:p>
      <text:p text:style-name="P13"><text:s/>WHERE table_name = 'test2';</text:p>
      <text:p text:style-name="P15">Recebendo Informações Detalhadas sobre as Constraints de uma Tabela</text:p>
      <text:p text:style-name="Standard"/>
      <text:p text:style-name="Preformatted_20_Text">SELECT c.conname AS constraint_name,</text:p>
      <text:p text:style-name="Preformatted_20_Text"><text:s text:c="10"/>CASE c.contype</text:p>
      <text:p text:style-name="Preformatted_20_Text"><text:s text:c="12"/>WHEN 'c' THEN 'CHECK'</text:p>
      <text:p text:style-name="Preformatted_20_Text"><text:s text:c="12"/>WHEN 'f' THEN 'FOREIGN KEY'</text:p>
      <text:p text:style-name="Preformatted_20_Text"><text:s text:c="12"/>WHEN 'p' THEN 'PRIMARY KEY'</text:p>
      <text:p text:style-name="Preformatted_20_Text"><text:s text:c="12"/>WHEN 'u' THEN 'UNIQUE'</text:p>
      <text:p text:style-name="Preformatted_20_Text"><text:s text:c="10"/>END AS "constraint_type",</text:p>
      <text:p text:style-name="Preformatted_20_Text"><text:s text:c="10"/>CASE WHEN c.condeferrable = 'f' THEN 0 ELSE 1 END AS is_deferrable,</text:p>
      <text:p text:style-name="Preformatted_20_Text"><text:s text:c="10"/>CASE WHEN c.condeferred = 'f' THEN 0 ELSE 1 END AS is_deferred,</text:p>
      <text:p text:style-name="Preformatted_20_Text"><text:s text:c="10"/>t.relname AS table_name,</text:p>
      <text:p text:style-name="Preformatted_20_Text"><text:s text:c="10"/>array_to_string(c.conkey, ' ') AS constraint_key,</text:p>
      <text:p text:style-name="Preformatted_20_Text"><text:s text:c="10"/>CASE confupdtype</text:p>
      <text:p text:style-name="Preformatted_20_Text"><text:s text:c="12"/>WHEN 'a' THEN 'NO ACTION'</text:p>
      <text:p text:style-name="Preformatted_20_Text"><text:s text:c="12"/>WHEN 'r' THEN 'RESTRICT'</text:p>
      <text:p text:style-name="Preformatted_20_Text"><text:s text:c="12"/>WHEN 'c' THEN 'CASCADE'</text:p>
      <text:p text:style-name="Preformatted_20_Text"><text:s text:c="12"/>WHEN 'n' THEN 'SET NULL'</text:p>
      <text:p text:style-name="Preformatted_20_Text"><text:s text:c="12"/>WHEN 'd' THEN 'SET DEFAULT'</text:p>
      <text:p text:style-name="Preformatted_20_Text"><text:soft-page-break/><text:s text:c="10"/>END AS on_update,</text:p>
      <text:p text:style-name="Preformatted_20_Text"><text:s text:c="10"/>CASE confdeltype</text:p>
      <text:p text:style-name="Preformatted_20_Text"><text:s text:c="12"/>WHEN 'a' THEN 'NO ACTION'</text:p>
      <text:p text:style-name="Preformatted_20_Text"><text:s text:c="12"/>WHEN 'r' THEN 'RESTRICT'</text:p>
      <text:p text:style-name="Preformatted_20_Text"><text:s text:c="12"/>WHEN 'c' THEN 'CASCADE'</text:p>
      <text:p text:style-name="Preformatted_20_Text"><text:s text:c="12"/>WHEN 'n' THEN 'SET NULL'</text:p>
      <text:p text:style-name="Preformatted_20_Text"><text:s text:c="12"/>WHEN 'd' THEN 'SET DEFAULT'</text:p>
      <text:p text:style-name="Preformatted_20_Text"><text:s text:c="10"/>END AS on_delete,</text:p>
      <text:p text:style-name="Preformatted_20_Text"><text:s text:c="10"/>CASE confmatchtype</text:p>
      <text:p text:style-name="Preformatted_20_Text"><text:s text:c="12"/>WHEN 'u' THEN 'UNSPECIFIED'</text:p>
      <text:p text:style-name="Preformatted_20_Text"><text:s text:c="12"/>WHEN 'f' THEN 'FULL'</text:p>
      <text:p text:style-name="Preformatted_20_Text"><text:s text:c="12"/>WHEN 'p' THEN 'PARTIAL'</text:p>
      <text:p text:style-name="Preformatted_20_Text"><text:s text:c="10"/>END AS match_type,</text:p>
      <text:p text:style-name="Preformatted_20_Text"><text:s text:c="10"/>t2.relname AS references_table,</text:p>
      <text:p text:style-name="Preformatted_20_Text"><text:s text:c="10"/>array_to_string(c.confkey, ' ') AS fk_constraint_key</text:p>
      <text:p text:style-name="Preformatted_20_Text"><text:s text:c="5"/>FROM pg_constraint c</text:p>
      <text:p text:style-name="Preformatted_20_Text">LEFT JOIN pg_class t <text:s/>ON c.conrelid <text:s/>= t.oid</text:p>
      <text:p text:style-name="Preformatted_20_Text">LEFT JOIN pg_class t2 ON c.confrelid = t2.oid</text:p>
      <text:p text:style-name="Preformatted_20_Text"><text:s text:c="4"/>WHERE t.relname = 'testconstraints2'</text:p>
      <text:p text:style-name="Preformatted_20_Text"><text:s text:c="5"/>AND c.conname = 'testconstraints_id_fk';</text:p>
      <text:p text:style-name="Preformatted_20_Text"/>
      <text:p text:style-name="Preformatted_20_Text">-- with INFORMATION_SCHEMA:</text:p>
      <text:p text:style-name="Preformatted_20_Text"/>
      <text:p text:style-name="Preformatted_20_Text"><text:s text:c="3"/>SELECT tc.constraint_name,</text:p>
      <text:p text:style-name="Preformatted_20_Text"><text:s text:c="10"/>tc.constraint_type,</text:p>
      <text:p text:style-name="Preformatted_20_Text"><text:s text:c="10"/>tc.table_name,</text:p>
      <text:p text:style-name="Preformatted_20_Text"><text:s text:c="10"/>kcu.column_name,</text:p>
      <text:p text:style-name="Preformatted_20_Text"><text:s text:c="10"/>tc.is_deferrable,</text:p>
      <text:p text:style-name="Preformatted_20_Text"><text:s text:c="10"/>tc.initially_deferred,</text:p>
      <text:p text:style-name="Preformatted_20_Text"><text:s text:c="10"/>rc.match_option AS match_type,</text:p>
      <text:p text:style-name="Preformatted_20_Text"><text:s text:c="10"/>rc.update_rule AS on_update,</text:p>
      <text:p text:style-name="Preformatted_20_Text"><text:s text:c="10"/>rc.delete_rule AS on_delete,</text:p>
      <text:p text:style-name="Preformatted_20_Text"><text:s text:c="10"/>ccu.table_name AS references_table,</text:p>
      <text:p text:style-name="Preformatted_20_Text"><text:s text:c="10"/>ccu.column_name AS references_field</text:p>
      <text:p text:style-name="Preformatted_20_Text"><text:s text:c="5"/>FROM information_schema.table_constraints tc</text:p>
      <text:p text:style-name="Preformatted_20_Text">LEFT JOIN information_schema.key_column_usage kcu</text:p>
      <text:p text:style-name="Preformatted_20_Text"><text:s text:c="7"/>ON tc.constraint_catalog = kcu.constraint_catalog</text:p>
      <text:p text:style-name="Preformatted_20_Text"><text:s text:c="6"/>AND tc.constraint_schema = kcu.constraint_schema</text:p>
      <text:p text:style-name="Preformatted_20_Text"><text:s text:c="6"/>AND tc.constraint_name = kcu.constraint_name</text:p>
      <text:p text:style-name="Preformatted_20_Text">LEFT JOIN information_schema.referential_constraints rc</text:p>
      <text:p text:style-name="Preformatted_20_Text"><text:s text:c="7"/>ON tc.constraint_catalog = rc.constraint_catalog</text:p>
      <text:p text:style-name="Preformatted_20_Text"><text:s text:c="6"/>AND tc.constraint_schema = rc.constraint_schema</text:p>
      <text:p text:style-name="Preformatted_20_Text"><text:s text:c="6"/>AND tc.constraint_name = rc.constraint_name</text:p>
      <text:p text:style-name="Preformatted_20_Text">LEFT JOIN information_schema.constraint_column_usage ccu</text:p>
      <text:p text:style-name="Preformatted_20_Text"><text:s text:c="7"/>ON rc.unique_constraint_catalog = ccu.constraint_catalog</text:p>
      <text:p text:style-name="Preformatted_20_Text"><text:s text:c="6"/>AND rc.unique_constraint_schema = ccu.constraint_schema</text:p>
      <text:p text:style-name="Preformatted_20_Text"><text:s text:c="6"/>AND rc.unique_constraint_name = ccu.constraint_name</text:p>
      <text:p text:style-name="Preformatted_20_Text"><text:s text:c="4"/>WHERE tc.table_name = 'testconstraints2'</text:p>
      <text:p text:style-name="P13"><text:s text:c="6"/>AND tc.constraint_name = 'testconstraints_id_fk';</text:p>
      <text:p text:style-name="P15">Listando as Sequências</text:p>
      <text:p text:style-name="Standard"/>
      <text:p text:style-name="Preformatted_20_Text">SELECT relname</text:p>
      <text:p text:style-name="Preformatted_20_Text"><text:s text:c="2"/>FROM pg_class</text:p>
      <text:p text:style-name="Preformatted_20_Text"><text:s/>WHERE relkind = 'S'</text:p>
      <text:p text:style-name="Preformatted_20_Text"><text:s text:c="3"/>AND relnamespace IN (</text:p>
      <text:p text:style-name="Preformatted_20_Text"><text:s text:c="8"/>SELECT oid</text:p>
      <text:p text:style-name="Preformatted_20_Text"><text:s text:c="10"/>FROM pg_namespace</text:p>
      <text:p text:style-name="Preformatted_20_Text"><text:soft-page-break/><text:s text:c="9"/>WHERE nspname NOT LIKE 'pg_%'</text:p>
      <text:p text:style-name="Preformatted_20_Text"><text:s text:c="11"/>AND nspname != 'information_schema'</text:p>
      <text:p text:style-name="P13">);</text:p>
      <text:p text:style-name="Standard"/>
      <text:p text:style-name="P15">Listando Todas as Triggers</text:p>
      <text:p text:style-name="Standard"/>
      <text:p text:style-name="Preformatted_20_Text">SELECT trg.tgname AS trigger_name</text:p>
      <text:p text:style-name="Preformatted_20_Text"><text:s text:c="2"/>FROM pg_trigger trg, pg_class tbl</text:p>
      <text:p text:style-name="Preformatted_20_Text"><text:s/>WHERE trg.tgrelid = tbl.oid</text:p>
      <text:p text:style-name="Preformatted_20_Text"><text:s text:c="3"/>AND tbl.relname !~ '^pg_';</text:p>
      <text:p text:style-name="Preformatted_20_Text">-- or</text:p>
      <text:p text:style-name="Preformatted_20_Text">SELECT tgname AS trigger_name</text:p>
      <text:p text:style-name="Preformatted_20_Text"><text:s text:c="2"/>FROM pg_trigger</text:p>
      <text:p text:style-name="Preformatted_20_Text"><text:s/>WHERE tgname !~ '^pg_';</text:p>
      <text:p text:style-name="Preformatted_20_Text"/>
      <text:p text:style-name="Preformatted_20_Text">-- with INFORMATION_SCHEMA:</text:p>
      <text:p text:style-name="Preformatted_20_Text"/>
      <text:p text:style-name="Preformatted_20_Text">SELECT DISTINCT trigger_name</text:p>
      <text:p text:style-name="Preformatted_20_Text"><text:s text:c="2"/>FROM information_schema.triggers</text:p>
      <text:p text:style-name="Preformatted_20_Text"><text:s/>WHERE trigger_schema NOT IN</text:p>
      <text:p text:style-name="P13"><text:s text:c="7"/>('pg_catalog', 'information_schema');</text:p>
      <text:p text:style-name="Standard"/>
      <text:p text:style-name="P15">Listando Somente as Triggers de uma Tabela</text:p>
      <text:p text:style-name="Standard"/>
      <text:p text:style-name="Preformatted_20_Text">SELECT trg.tgname AS trigger_name</text:p>
      <text:p text:style-name="Preformatted_20_Text"><text:s text:c="2"/>FROM pg_trigger trg, pg_class tbl</text:p>
      <text:p text:style-name="Preformatted_20_Text"><text:s/>WHERE trg.tgrelid = tbl.oid</text:p>
      <text:p text:style-name="Preformatted_20_Text"><text:s text:c="3"/>AND tbl.relname = 'newtable';</text:p>
      <text:p text:style-name="Preformatted_20_Text"/>
      <text:p text:style-name="Preformatted_20_Text">-- with INFORMATION_SCHEMA:</text:p>
      <text:p text:style-name="Preformatted_20_Text"/>
      <text:p text:style-name="Preformatted_20_Text">SELECT DISTINCT trigger_name</text:p>
      <text:p text:style-name="Preformatted_20_Text"><text:s text:c="2"/>FROM information_schema.triggers</text:p>
      <text:p text:style-name="Preformatted_20_Text"><text:s/>WHERE event_object_table = 'newtable'</text:p>
      <text:p text:style-name="Preformatted_20_Text"><text:s text:c="3"/>AND trigger_schema NOT IN</text:p>
      <text:p text:style-name="P13"><text:s text:c="7"/>('pg_catalog', 'information_schema');</text:p>
      <text:p text:style-name="Standard"/>
      <text:p text:style-name="P15">Recebendo Informações Detalhadas sobre as Triggers</text:p>
      <text:p text:style-name="Standard"/>
      <text:p text:style-name="Preformatted_20_Text">SELECT trg.tgname AS trigger_name,</text:p>
      <text:p text:style-name="Preformatted_20_Text"><text:s text:c="7"/>tbl.relname AS table_name,</text:p>
      <text:p text:style-name="Preformatted_20_Text"><text:s text:c="7"/>p.proname AS function_name,</text:p>
      <text:p text:style-name="Preformatted_20_Text"><text:s text:c="7"/>CASE trg.tgtype &amp; cast(2 as int2)</text:p>
      <text:p text:style-name="Preformatted_20_Text"><text:s text:c="9"/>WHEN 0 THEN 'AFTER'</text:p>
      <text:p text:style-name="Preformatted_20_Text"><text:s text:c="9"/>ELSE 'BEFORE'</text:p>
      <text:p text:style-name="Preformatted_20_Text"><text:s text:c="7"/>END AS trigger_type,</text:p>
      <text:p text:style-name="Preformatted_20_Text"><text:s text:c="7"/>CASE trg.tgtype &amp; cast(28 as int2)</text:p>
      <text:p text:style-name="Preformatted_20_Text"><text:s text:c="9"/>WHEN 16 THEN 'UPDATE'</text:p>
      <text:p text:style-name="Preformatted_20_Text"><text:s text:c="9"/>WHEN <text:s/>8 THEN 'DELETE'</text:p>
      <text:p text:style-name="Preformatted_20_Text"><text:s text:c="9"/>WHEN <text:s/>4 THEN 'INSERT'</text:p>
      <text:p text:style-name="Preformatted_20_Text"><text:s text:c="9"/>WHEN 20 THEN 'INSERT, UPDATE'</text:p>
      <text:p text:style-name="Preformatted_20_Text"><text:s text:c="9"/>WHEN 28 THEN 'INSERT, UPDATE, DELETE'</text:p>
      <text:p text:style-name="Preformatted_20_Text"><text:s text:c="9"/>WHEN 24 THEN 'UPDATE, DELETE'</text:p>
      <text:p text:style-name="Preformatted_20_Text"><text:soft-page-break/><text:s text:c="9"/>WHEN 12 THEN 'INSERT, DELETE'</text:p>
      <text:p text:style-name="Preformatted_20_Text"><text:s text:c="7"/>END AS trigger_event</text:p>
      <text:p text:style-name="Preformatted_20_Text"><text:s text:c="2"/>FROM pg_trigger trg,</text:p>
      <text:p text:style-name="Preformatted_20_Text"><text:s text:c="7"/>pg_class tbl,</text:p>
      <text:p text:style-name="Preformatted_20_Text"><text:s text:c="7"/>pg_proc p</text:p>
      <text:p text:style-name="Preformatted_20_Text"><text:s/>WHERE trg.tgrelid = tbl.oid</text:p>
      <text:p text:style-name="Preformatted_20_Text"><text:s text:c="3"/>AND trg.tgfoid = p.oid</text:p>
      <text:p text:style-name="Preformatted_20_Text"><text:s text:c="3"/>AND tbl.relname !~ '^pg_';</text:p>
      <text:p text:style-name="Preformatted_20_Text"/>
      <text:p text:style-name="Preformatted_20_Text">-- with INFORMATION_SCHEMA:</text:p>
      <text:p text:style-name="Preformatted_20_Text"/>
      <text:p text:style-name="Preformatted_20_Text">SELECT *</text:p>
      <text:p text:style-name="Preformatted_20_Text"><text:s text:c="2"/>FROM information_schema.triggers</text:p>
      <text:p text:style-name="Preformatted_20_Text"><text:s/>WHERE trigger_schema NOT IN</text:p>
      <text:p text:style-name="P13"><text:s text:c="7"/>('pg_catalog', 'information_schema');</text:p>
      <text:p text:style-name="Standard"/>
      <text:p text:style-name="P15">Listar as Funções</text:p>
      <text:p text:style-name="Standard"/>
      <text:p text:style-name="Preformatted_20_Text">SELECT proname</text:p>
      <text:p text:style-name="Preformatted_20_Text"><text:s text:c="2"/>FROM pg_proc pr,</text:p>
      <text:p text:style-name="Preformatted_20_Text"><text:s text:c="7"/>pg_type tp</text:p>
      <text:p text:style-name="Preformatted_20_Text"><text:s/>WHERE tp.oid = pr.prorettype</text:p>
      <text:p text:style-name="Preformatted_20_Text"><text:s text:c="3"/>AND pr.proisagg = FALSE</text:p>
      <text:p text:style-name="Preformatted_20_Text"><text:s text:c="3"/>AND tp.typname &lt;&gt; 'trigger'</text:p>
      <text:p text:style-name="Preformatted_20_Text"><text:s text:c="3"/>AND pr.pronamespace IN (</text:p>
      <text:p text:style-name="Preformatted_20_Text"><text:s text:c="7"/>SELECT oid</text:p>
      <text:p text:style-name="Preformatted_20_Text"><text:s text:c="9"/>FROM pg_namespace</text:p>
      <text:p text:style-name="Preformatted_20_Text"><text:s text:c="8"/>WHERE nspname NOT LIKE 'pg_%'</text:p>
      <text:p text:style-name="Preformatted_20_Text"><text:s text:c="10"/>AND nspname != 'information_schema'</text:p>
      <text:p text:style-name="Preformatted_20_Text">);</text:p>
      <text:p text:style-name="Preformatted_20_Text"/>
      <text:p text:style-name="Preformatted_20_Text">-- with INFORMATION_SCHEMA:</text:p>
      <text:p text:style-name="Preformatted_20_Text"/>
      <text:p text:style-name="Preformatted_20_Text">SELECT routine_name</text:p>
      <text:p text:style-name="Preformatted_20_Text"><text:s text:c="2"/>FROM information_schema.routines</text:p>
      <text:p text:style-name="Preformatted_20_Text"><text:s/>WHERE specific_schema NOT IN</text:p>
      <text:p text:style-name="Preformatted_20_Text"><text:s text:c="7"/>('pg_catalog', 'information_schema')</text:p>
      <text:p text:style-name="P13"><text:s text:c="3"/>AND type_udt_name != 'trigger';</text:p>
      <text:p text:style-name="Standard"/>
      <text:p text:style-name="Standard">Outra mais detalhada:</text:p>
      <text:p text:style-name="Standard"/>
      <text:p text:style-name="Preformatted_20_Text">CREATE OR REPLACE FUNCTION public.function_args(</text:p>
      <text:p text:style-name="Preformatted_20_Text"><text:s text:c="2"/>IN funcname character varying,</text:p>
      <text:p text:style-name="Preformatted_20_Text"><text:s text:c="2"/>IN schema character varying,</text:p>
      <text:p text:style-name="Preformatted_20_Text"><text:s text:c="2"/>OUT pos integer,</text:p>
      <text:p text:style-name="Preformatted_20_Text"><text:s text:c="2"/>OUT direction character,</text:p>
      <text:p text:style-name="Preformatted_20_Text"><text:s text:c="2"/>OUT argname character varying,</text:p>
      <text:p text:style-name="Preformatted_20_Text"><text:s text:c="2"/>OUT datatype character varying)</text:p>
      <text:p text:style-name="Preformatted_20_Text">RETURNS SETOF RECORD AS $$DECLARE</text:p>
      <text:p text:style-name="Preformatted_20_Text"><text:s text:c="2"/>rettype character varying;</text:p>
      <text:p text:style-name="Preformatted_20_Text"><text:s text:c="2"/>argtypes oidvector;</text:p>
      <text:p text:style-name="Preformatted_20_Text"><text:s text:c="2"/>allargtypes oid[];</text:p>
      <text:p text:style-name="Preformatted_20_Text"><text:s text:c="2"/>argmodes "char"[];</text:p>
      <text:p text:style-name="Preformatted_20_Text"><text:s text:c="2"/>argnames text[];</text:p>
      <text:p text:style-name="Preformatted_20_Text"><text:s text:c="2"/>mini integer;</text:p>
      <text:p text:style-name="Preformatted_20_Text"><text:soft-page-break/><text:s text:c="2"/>maxi integer;</text:p>
      <text:p text:style-name="Preformatted_20_Text">BEGIN</text:p>
      <text:p text:style-name="Preformatted_20_Text"><text:s text:c="2"/>/* get object ID of function */</text:p>
      <text:p text:style-name="Preformatted_20_Text"><text:s text:c="2"/>SELECT INTO rettype, argtypes, allargtypes, argmodes, argnames</text:p>
      <text:p text:style-name="Preformatted_20_Text"><text:s text:c="9"/>CASE</text:p>
      <text:p text:style-name="Preformatted_20_Text"><text:s text:c="9"/>WHEN pg_proc.proretset</text:p>
      <text:p text:style-name="Preformatted_20_Text"><text:s text:c="9"/>THEN 'setof ' || pg_catalog.format_type(pg_proc.prorettype, NULL)</text:p>
      <text:p text:style-name="Preformatted_20_Text"><text:s text:c="9"/>ELSE pg_catalog.format_type(pg_proc.prorettype, NULL) END,</text:p>
      <text:p text:style-name="Preformatted_20_Text"><text:s text:c="9"/>pg_proc.proargtypes,</text:p>
      <text:p text:style-name="Preformatted_20_Text"><text:s text:c="9"/>pg_proc.proallargtypes,</text:p>
      <text:p text:style-name="Preformatted_20_Text"><text:s text:c="9"/>pg_proc.proargmodes,</text:p>
      <text:p text:style-name="Preformatted_20_Text"><text:s text:c="9"/>pg_proc.proargnames</text:p>
      <text:p text:style-name="Preformatted_20_Text"><text:s text:c="4"/>FROM pg_catalog.pg_proc</text:p>
      <text:p text:style-name="Preformatted_20_Text"><text:s text:c="9"/>JOIN pg_catalog.pg_namespace</text:p>
      <text:p text:style-name="Preformatted_20_Text"><text:s text:c="9"/>ON (pg_proc.pronamespace = pg_namespace.oid)</text:p>
      <text:p text:style-name="Preformatted_20_Text"><text:s text:c="3"/>WHERE pg_proc.prorettype &lt;&gt; 'pg_catalog.cstring'::pg_catalog.regtype</text:p>
      <text:p text:style-name="Preformatted_20_Text"><text:s text:c="5"/>AND (pg_proc.proargtypes[0] IS NULL</text:p>
      <text:p text:style-name="Preformatted_20_Text"><text:s text:c="6"/>OR pg_proc.proargtypes[0] &lt;&gt; 'pg_catalog.cstring'::pg_catalog.regtype)</text:p>
      <text:p text:style-name="Preformatted_20_Text"><text:s text:c="5"/>AND NOT pg_proc.proisagg</text:p>
      <text:p text:style-name="Preformatted_20_Text"><text:s text:c="5"/>AND pg_proc.proname = funcname</text:p>
      <text:p text:style-name="Preformatted_20_Text"><text:s text:c="5"/>AND pg_namespace.nspname = schema</text:p>
      <text:p text:style-name="Preformatted_20_Text"><text:s text:c="5"/>AND pg_catalog.pg_function_is_visible(pg_proc.oid);</text:p>
      <text:p text:style-name="Preformatted_20_Text"/>
      <text:p text:style-name="Preformatted_20_Text"><text:s text:c="2"/>/* bail out if not found */</text:p>
      <text:p text:style-name="Preformatted_20_Text"><text:s text:c="2"/>IF NOT FOUND THEN</text:p>
      <text:p text:style-name="Preformatted_20_Text"><text:s text:c="4"/>RETURN;</text:p>
      <text:p text:style-name="Preformatted_20_Text"><text:s text:c="2"/>END IF;</text:p>
      <text:p text:style-name="Preformatted_20_Text"/>
      <text:p text:style-name="Preformatted_20_Text"><text:s text:c="2"/>/* return a row for the return value */</text:p>
      <text:p text:style-name="Preformatted_20_Text"><text:s text:c="2"/>pos = 0;</text:p>
      <text:p text:style-name="Preformatted_20_Text"><text:s text:c="2"/>direction = 'o'::char;</text:p>
      <text:p text:style-name="Preformatted_20_Text"><text:s text:c="2"/>argname = 'RETURN VALUE';</text:p>
      <text:p text:style-name="Preformatted_20_Text"><text:s text:c="2"/>datatype = rettype;</text:p>
      <text:p text:style-name="Preformatted_20_Text"><text:s text:c="2"/>RETURN NEXT;</text:p>
      <text:p text:style-name="Preformatted_20_Text"/>
      <text:p text:style-name="Preformatted_20_Text"><text:s text:c="2"/>/* unfortunately allargtypes is NULL if there are no OUT parameters */</text:p>
      <text:p text:style-name="Preformatted_20_Text"><text:s text:c="2"/>IF allargtypes IS NULL THEN</text:p>
      <text:p text:style-name="Preformatted_20_Text"><text:s text:c="4"/>mini = array_lower(argtypes, 1); maxi = array_upper(argtypes, 1);</text:p>
      <text:p text:style-name="Preformatted_20_Text"><text:s text:c="2"/>ELSE</text:p>
      <text:p text:style-name="Preformatted_20_Text"><text:s text:c="4"/>mini = array_lower(allargtypes, 1); maxi = array_upper(allargtypes, 1);</text:p>
      <text:p text:style-name="Preformatted_20_Text"><text:s text:c="2"/>END IF;</text:p>
      <text:p text:style-name="Preformatted_20_Text"><text:s text:c="2"/>IF maxi &lt; mini THEN RETURN; END IF;</text:p>
      <text:p text:style-name="Preformatted_20_Text"/>
      <text:p text:style-name="Preformatted_20_Text"><text:s text:c="2"/>/* loop all the arguments */</text:p>
      <text:p text:style-name="Preformatted_20_Text"><text:s text:c="2"/>FOR i IN mini .. maxi LOOP</text:p>
      <text:p text:style-name="Preformatted_20_Text"><text:s text:c="4"/>pos = i - mini + 1;</text:p>
      <text:p text:style-name="Preformatted_20_Text"><text:s text:c="4"/>IF argnames IS NULL THEN</text:p>
      <text:p text:style-name="Preformatted_20_Text"><text:s text:c="6"/>argname = NULL;</text:p>
      <text:p text:style-name="Preformatted_20_Text"><text:s text:c="4"/>ELSE</text:p>
      <text:p text:style-name="Preformatted_20_Text"><text:s text:c="6"/>argname = argnames[i];</text:p>
      <text:p text:style-name="Preformatted_20_Text"><text:s text:c="4"/>END IF;</text:p>
      <text:p text:style-name="Preformatted_20_Text"><text:s text:c="4"/>IF allargtypes IS NULL THEN</text:p>
      <text:p text:style-name="Preformatted_20_Text"><text:s text:c="6"/>direction = 'i'::char;</text:p>
      <text:p text:style-name="Preformatted_20_Text"><text:s text:c="6"/>datatype = pg_catalog.format_type(argtypes[i], NULL);</text:p>
      <text:p text:style-name="Preformatted_20_Text"><text:s text:c="4"/>ELSE</text:p>
      <text:p text:style-name="Preformatted_20_Text"><text:s text:c="6"/>direction = argmodes[i];</text:p>
      <text:p text:style-name="Preformatted_20_Text"><text:s text:c="6"/>datatype = pg_catalog.format_type(allargtypes[i], NULL);</text:p>
      <text:p text:style-name="Preformatted_20_Text"><text:s text:c="4"/>END IF;</text:p>
      <text:p text:style-name="Preformatted_20_Text"><text:s text:c="4"/>RETURN NEXT;</text:p>
      <text:p text:style-name="Preformatted_20_Text"><text:soft-page-break/><text:s text:c="2"/>END LOOP;</text:p>
      <text:p text:style-name="Preformatted_20_Text"/>
      <text:p text:style-name="Preformatted_20_Text"><text:s text:c="2"/>RETURN;</text:p>
      <text:p text:style-name="Preformatted_20_Text">END;$$ LANGUAGE plpgsql STABLE STRICT SECURITY INVOKER;</text:p>
      <text:p text:style-name="Preformatted_20_Text">COMMENT ON FUNCTION public.function_args(character varying, character</text:p>
      <text:p text:style-name="Preformatted_20_Text">varying)</text:p>
      <text:p text:style-name="Preformatted_20_Text">IS $$For a function name and schema, this procedure selects for each</text:p>
      <text:p text:style-name="Preformatted_20_Text">argument the following data:</text:p>
      <text:p text:style-name="Preformatted_20_Text">- position in the argument list (0 for the return value)</text:p>
      <text:p text:style-name="Preformatted_20_Text">- direction 'i', 'o', or 'b'</text:p>
      <text:p text:style-name="Preformatted_20_Text">- name (NULL if not defined)</text:p>
      <text:p text:style-name="P13">- data type$$;</text:p>
      <text:p text:style-name="Standard"/>
      <text:p text:style-name="Standard">Do artigo de Lorenzo Alberton. Extracting metadata from PostgreSQL using INFORMATION_SCHEMA :</text:p>
      <text:p text:style-name="Standard"><text:a xlink:type="simple" xlink:href="http://www.alberton.info/postgresql_meta_info.html">http://www.alberton.info/postgresql_meta_info.html</text:a></text:p>
      <text:p text:style-name="Standard">Que também traz artigos sobre os catálogos do Firebird, Oracle e SQL Server.</text:p>
      <text:p text:style-name="P15"/>
      <text:p text:style-name="Standard"/>
      <text:p text:style-name="P15">Saber quantidade de registros no banco inteiro:</text:p>
      <text:p text:style-name="Standard"><text:line-break/>SELECT sum(C.reltuples)::int FROM pg_class C WHERE c.relkind = 'r'::"char";</text:p>
      <text:p text:style-name="Standard"><text:line-break/>Fonte: Blog da Kenia Milene</text:p>
      <text:p text:style-name="Standard"><text:a xlink:type="simple" xlink:href="http://keniamilene.wordpress.com/2007/09/18/contar-registros-em-banco-postgresql/">http://keniamilene.wordpress.com/2007/09/18/contar-registros-em-banco-postgresql/</text:a> </text:p>
      <text:p text:style-name="Standard"/>
      <text:p text:style-name="P15"><text:line-break/>Listando os bancos e sua codificação</text:p>
      <text:p text:style-name="Standard">SELECT datname, pg_encoding_to_char(encoding) FROM pg_database; </text:p>
      <text:p text:style-name="Standard"/>
      <text:p text:style-name="P15">Exibindo codificações e versões</text:p>
      <text:p text:style-name="Standard"/>
      <text:p text:style-name="Standard">SELECT name, setting FROM pg_settings<text:line-break/> <text:s/>WHERE name ~ 'encoding|^lc_|version'; </text:p>
      <text:p text:style-name="Standard"/>
      <text:p text:style-name="Standard"/>
      <text:p text:style-name="P15">Mostrar data da última execução do Vacuum e do Autovacuum</text:p>
      <text:p text:style-name="Standard"/>
      <text:p text:style-name="Standard">select relname, last_vacuum, last_autovacuum from</text:p>
      <text:p text:style-name="Standard">pg_stat_all_tables where schemaname like 'public';</text:p>
      <text:p text:style-name="Standard"/>
      <text:p text:style-name="Standard"/>
      <text:p text:style-name="Standard">Vide o capítulo "Table Statistics" do Livro PostgreSQL The Comprehensive Guide, da Sam's em: <text:a xlink:type="simple" xlink:href="http://www.iphelp.ru/faq/15/ch04lev1sec4.html">http://www.iphelp.ru/faq/15/ch04lev1sec4.html</text:a> </text:p>
      <text:p text:style-name="P10"/>
      <text:p text:style-name="P15">Exibir Todas as Tabelas e seus Registros</text:p>
      <text:p text:style-name="Standard"/>
      <text:p text:style-name="Standard">select </text:p>
      <text:p text:style-name="Standard"><text:tab/>n.nspname as esquema, </text:p>
      <text:p text:style-name="Standard"><text:tab/>c.relname as tabela, c.reltuples::int as registros </text:p>
      <text:p text:style-name="Standard">from pg_class c </text:p>
      <text:p text:style-name="Standard"><text:tab/>left join pg_namespace n on n.oid = c.relnamespace </text:p>
      <text:p text:style-name="Standard"><text:tab/>left join pg_tablespace t on t.oid = c.reltablespace </text:p>
      <text:p text:style-name="Standard">where c.relkind = 'r'::char </text:p>
      <text:p text:style-name="Standard"><text:tab/>and nspname not in('information_schema','pg_catalog', 'pg_toast') </text:p>
      <text:p text:style-name="Standard"><text:tab/>order by n.nspname,registros;</text:p>
      <text:p text:style-name="Standard"/>
      <text:p text:style-name="Standard">Outra:</text:p>
      <text:p text:style-name="Standard"/>
      <text:p text:style-name="Standard">select relname as tabelas, reltuples </text:p>
      <text:p text:style-name="Standard">from pg_class </text:p>
      <text:p text:style-name="Standard">where relkind = 'r'::char and relname not like 'pg_%' and relname not like 'sql_%' order by reltuples;</text:p>
      <text:p text:style-name="Standard"/>
      <text:p text:style-name="Standard">Outra solução:</text:p>
      <text:p text:style-name="Standard"/>
      <text:p text:style-name="Standard">VACUUM ANALYZE (em todo o banco) </text:p>
      <text:p text:style-name="Standard"/>
      <text:p text:style-name="Standard">SELECT sum(reltuples) as qtd_linhas </text:p>
      <text:p text:style-name="Standard">FROM pg_class </text:p>
      <text:p text:style-name="Standard">WHERE relkind = 'r'; </text:p>
      <text:p text:style-name="Standard"/>
      <text:p text:style-name="Standard">criar uma view com a instrução SQL </text:p>
      <text:p text:style-name="Standard"/>
      <text:p text:style-name="Standard">Rodrigo Hjort - <text:a xlink:type="simple" xlink:href="http://icewall.org/~hjort">http://icewall.org/~hjort</text:a> – na lista pgbr-geral</text:p>
      <text:p text:style-name="Standard"/>
      <text:p text:style-name="Standard"/>
      <text:p text:style-name="Standard">Boa fonte de leitura sobre o Catálogo do Sistema do PostgreSQL:</text:p>
      <text:p text:style-name="Standard">System Tables no capítulo 6 do livro: <text:s/><text:span text:style-name="T2">PostgreSQL Developer's Handbook <text:s/>de Ewald Geschwinde, Hans-Jürgen Schön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DBA PostgreSQL<text:tab/><text:page-number text:select-page="current">20</text:page-number>/<text:page-count>21</text:page-count></text:p>
      </style:header>
      <style:footer>
        <text:p text:style-name="P2"><text:span text:style-name="T1">Ribamar – </text:span><text:a xlink:type="simple" xlink:href="http://ribafs.net/"><text:span text:style-name="T1">http://ribafs.net</text:span></text:a><text:span text:style-name="T1"> – ribafs@ribafs.ne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5T11:58:14</dc:date>
    <meta:editing-cycles>142</meta:editing-cycles>
    <meta:editing-duration>PT8H7M1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1" meta:paragraph-count="756" meta:word-count="3951" meta:character-count="27823"/>
  </office:meta>
</office:document-meta>
</file>